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43cm" fo:min-width="0.14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a6a6a6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d9d9d9"/>
    </style:style>
    <style:style style:name="gr11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2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pt" style:font-size-asian="6pt" style:font-size-complex="6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7" style:family="paragraph">
      <loext:graphic-properties draw:fill="solid" draw:fill-color="#a6a6a6"/>
    </style:style>
    <style:style style:name="P8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solid" draw:fill-color="#d9d9d9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2" style:family="text">
      <style:text-properties fo:color="#000000" loext:opacity="100%" style:font-name="Arial1" fo:font-size="13.8999996185303pt" fo:font-weight="bold" style:font-size-asian="13.8999996185303pt" style:font-weight-asian="bold" style:font-name-complex="Arial1" style:font-size-complex="13.8999996185303pt" style:font-weight-complex="bold"/>
    </style:style>
    <style:style style:name="T3" style:family="text">
      <style:text-properties fo:color="#000000" loext:opacity="100%" style:font-name="Arial1" fo:font-size="10.1000003814697pt" fo:font-weight="bold" style:font-size-asian="10.1000003814697pt" style:font-weight-asian="bold" style:font-name-complex="Arial1" style:font-size-complex="10.1000003814697pt" style:font-weight-complex="bold"/>
    </style:style>
    <style:style style:name="T4" style:family="text">
      <style:text-properties fo:color="#000000" loext:opacity="100%" style:font-name="TimesNewRoman1" fo:font-size="4.09999990463257pt" fo:font-weight="normal" style:font-size-asian="4.09999990463257pt" style:font-weight-asian="normal" style:font-name-complex="TimesNewRoman1" style:font-size-complex="4.09999990463257pt" style:font-weight-complex="normal"/>
    </style:style>
    <style:style style:name="T5" style:family="text">
      <style:text-properties fo:color="#000000" loext:opacity="100%" style:font-name="Arial1" fo:font-size="7.90000009536743pt" fo:font-weight="bold" style:font-size-asian="7.90000009536743pt" style:font-weight-asian="bold" style:font-name-complex="Arial1" style:font-size-complex="7.90000009536743pt" style:font-weight-complex="bold"/>
    </style:style>
    <style:style style:name="T6" style:family="text">
      <style:text-properties fo:color="#000000" loext:opacity="100%" style:font-name="Arial1" fo:font-size="10.1000003814697pt" fo:font-weight="normal" style:font-size-asian="10.1000003814697pt" style:font-weight-asian="normal" style:font-name-complex="Arial1" style:font-size-complex="10.1000003814697pt" style:font-weight-complex="normal"/>
    </style:style>
    <style:style style:name="T7" style:family="text">
      <style:text-properties fo:color="#000000" loext:opacity="100%" style:font-name="Arial1" fo:font-size="1pt" fo:font-weight="normal" style:font-size-asian="1pt" style:font-weight-asian="normal" style:font-name-complex="Arial1" style:font-size-complex="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2" draw:layer="layout" svg:width="0.211cm" svg:height="0.239cm" svg:x="1.753cm" svg:y="28.543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0.681cm" svg:height="0.051cm" svg:x="5.471cm" svg:y="1.202cm" svg:viewBox="0 0 10682 52" draw:points="0,52 10682,52 10682,0 0,0">
          <text:p/>
        </draw:polygon>
        <draw:frame draw:style-name="gr3" draw:text-style-name="P4" draw:layer="layout" svg:width="10.784cm" svg:height="0.552cm" svg:x="5.472cm" svg:y="0.707cm">
          <draw:text-box>
            <text:p text:style-name="P1"><text:span text:style-name="T2">Klassenarbeit Kurzprosa – Bewertungsmatrix </text:span></text:p>
          </draw:text-box>
        </draw:frame>
        <draw:frame draw:style-name="gr4" draw:text-style-name="P5" draw:layer="layout" svg:width="4.477cm" svg:height="0.399cm" svg:x="0.754cm" svg:y="1.533cm">
          <draw:text-box>
            <text:p text:style-name="P1"><text:span text:style-name="T3">Inhaltliche Leistung (70%) </text:span></text:p>
          </draw:text-box>
        </draw:frame>
        <draw:frame draw:style-name="gr5" draw:text-style-name="P6" draw:layer="layout" svg:width="0.143cm" svg:height="0.158cm" svg:x="1.753cm" svg:y="19.94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566cm" svg:height="0.399cm" svg:x="0.754cm" svg:y="20.182cm">
          <draw:text-box>
            <text:p text:style-name="P1"><text:span text:style-name="T3">Darstellu</text:span><text:span text:style-name="T3">ngsleistu</text:span><text:span text:style-name="T3">ng (30%)</text:span></text:p>
          </draw:text-box>
        </draw:frame>
        <draw:polygon draw:style-name="gr6" draw:text-style-name="P7" draw:layer="layout" svg:width="0.407cm" svg:height="1.609cm" svg:x="0.829cm" svg:y="20.842cm" svg:viewBox="0 0 408 1610" draw:points="0,1610 408,1610 408,0 0,0">
          <text:p/>
        </draw:polygon>
        <draw:polygon draw:style-name="gr6" draw:text-style-name="P7" draw:layer="layout" svg:width="0.196cm" svg:height="0.458cm" svg:x="0.939cm" svg:y="20.96cm" svg:viewBox="0 0 197 459" draw:points="0,459 197,459 197,0 0,0">
          <text:p/>
        </draw:polygon>
        <draw:frame draw:style-name="gr7" draw:text-style-name="P8" draw:layer="layout" svg:width="0.278cm" svg:height="0.314cm" svg:x="5.285cm" svg:y="20.251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14.483cm" svg:height="1.609cm" svg:x="1.262cm" svg:y="20.842cm" svg:viewBox="0 0 14484 1610" draw:points="0,1610 14484,1610 14484,0 0,0">
          <text:p/>
        </draw:polygon>
        <draw:polygon draw:style-name="gr6" draw:text-style-name="P7" draw:layer="layout" svg:width="14.263cm" svg:height="0.458cm" svg:x="1.372cm" svg:y="20.96cm" svg:viewBox="0 0 14264 459" draw:points="0,459 14264,459 14264,0 0,0">
          <text:p/>
        </draw:polygon>
        <draw:frame draw:style-name="gr4" draw:text-style-name="P5" draw:layer="layout" svg:width="0.355cm" svg:height="0.399cm" svg:x="0.94cm" svg:y="21.003cm">
          <draw:text-box>
            <text:p text:style-name="P1"><text:span text:style-name="T3"><text:s/></text:span></text:p>
          </draw:text-box>
        </draw:frame>
        <draw:polygon draw:style-name="gr6" draw:text-style-name="P7" draw:layer="layout" svg:width="1.974cm" svg:height="1.609cm" svg:x="15.77cm" svg:y="20.842cm" svg:viewBox="0 0 1975 1610" draw:points="0,1610 1975,1610 1975,0 0,0">
          <text:p/>
        </draw:polygon>
        <draw:polygon draw:style-name="gr6" draw:text-style-name="P7" draw:layer="layout" svg:width="1.762cm" svg:height="0.458cm" svg:x="15.88cm" svg:y="20.96cm" svg:viewBox="0 0 1763 459" draw:points="0,459 1763,459 1763,0 0,0">
          <text:p/>
        </draw:polygon>
        <draw:frame draw:style-name="gr4" draw:text-style-name="P5" draw:layer="layout" svg:width="5.112cm" svg:height="0.399cm" svg:x="1.372cm" svg:y="21.003cm">
          <draw:text-box>
            <text:p text:style-name="P1"><text:span text:style-name="T3">Die Schülerin / Der Schüler … </text:span></text:p>
          </draw:text-box>
        </draw:frame>
        <draw:polygon draw:style-name="gr6" draw:text-style-name="P7" draw:layer="layout" svg:width="1.762cm" svg:height="0.457cm" svg:x="15.88cm" svg:y="21.418cm" svg:viewBox="0 0 1763 458" draw:points="0,458 1763,458 1763,0 0,0">
          <text:p/>
        </draw:polygon>
        <draw:frame draw:style-name="gr4" draw:text-style-name="P5" draw:layer="layout" svg:width="1.725cm" svg:height="0.399cm" svg:x="15.881cm" svg:y="21.003cm">
          <draw:text-box>
            <text:p text:style-name="P1"><text:span text:style-name="T3">erreichba-</text:span></text:p>
          </draw:text-box>
        </draw:frame>
        <draw:polygon draw:style-name="gr6" draw:text-style-name="P7" draw:layer="layout" svg:width="1.762cm" svg:height="0.457cm" svg:x="15.88cm" svg:y="21.875cm" svg:viewBox="0 0 1763 458" draw:points="0,458 1763,458 1763,0 0,0">
          <text:p/>
        </draw:polygon>
        <draw:frame draw:style-name="gr4" draw:text-style-name="P5" draw:layer="layout" svg:width="1.543cm" svg:height="0.399cm" svg:x="15.881cm" svg:y="21.46cm">
          <draw:text-box>
            <text:p text:style-name="P1"><text:span text:style-name="T3">re Punkt-</text:span></text:p>
          </draw:text-box>
        </draw:frame>
        <draw:polygon draw:style-name="gr6" draw:text-style-name="P7" draw:layer="layout" svg:width="1.754cm" svg:height="1.609cm" svg:x="17.769cm" svg:y="20.842cm" svg:viewBox="0 0 1755 1610" draw:points="0,1610 1755,1610 1755,0 0,0">
          <text:p/>
        </draw:polygon>
        <draw:polygon draw:style-name="gr6" draw:text-style-name="P7" draw:layer="layout" svg:width="1.542cm" svg:height="0.458cm" svg:x="17.879cm" svg:y="20.96cm" svg:viewBox="0 0 1543 459" draw:points="0,459 1543,459 1543,0 0,0">
          <text:p/>
        </draw:polygon>
        <draw:frame draw:style-name="gr4" draw:text-style-name="P5" draw:layer="layout" svg:width="0.789cm" svg:height="0.399cm" svg:x="15.881cm" svg:y="21.918cm">
          <draw:text-box>
            <text:p text:style-name="P1"><text:span text:style-name="T3">zahl </text:span></text:p>
          </draw:text-box>
        </draw:frame>
        <draw:polygon draw:style-name="gr6" draw:text-style-name="P7" draw:layer="layout" svg:width="1.542cm" svg:height="0.457cm" svg:x="17.879cm" svg:y="21.418cm" svg:viewBox="0 0 1543 458" draw:points="0,458 1543,458 1543,0 0,0">
          <text:p/>
        </draw:polygon>
        <draw:frame draw:style-name="gr4" draw:text-style-name="P5" draw:layer="layout" svg:width="1.606cm" svg:height="0.399cm" svg:x="17.88cm" svg:y="21.003cm">
          <draw:text-box>
            <text:p text:style-name="P1"><text:span text:style-name="T3">erreichte </text:span></text:p>
          </draw:text-box>
        </draw:frame>
        <draw:polygon draw:style-name="gr6" draw:text-style-name="P7" draw:layer="layout" svg:width="1.542cm" svg:height="0.457cm" svg:x="17.879cm" svg:y="21.875cm" svg:viewBox="0 0 1543 458" draw:points="0,458 1543,458 1543,0 0,0">
          <text:p/>
        </draw:polygon>
        <draw:frame draw:style-name="gr4" draw:text-style-name="P5" draw:layer="layout" svg:width="1.107cm" svg:height="0.399cm" svg:x="17.88cm" svg:y="21.46cm">
          <draw:text-box>
            <text:p text:style-name="P1"><text:span text:style-name="T3">Punkt-</text:span></text:p>
          </draw:text-box>
        </draw:frame>
        <draw:polygon draw:style-name="gr6" draw:text-style-name="P7" draw:layer="layout" svg:width="0.025cm" svg:height="0.144cm" svg:x="0.804cm" svg:y="20.808cm" svg:viewBox="0 0 26 145" draw:points="0,145 26,145 26,0 0,0">
          <text:p/>
        </draw:polygon>
        <draw:polygon draw:style-name="gr6" draw:text-style-name="P7" draw:layer="layout" svg:width="0.025cm" svg:height="0.025cm" svg:x="0.804cm" svg:y="20.808cm" svg:viewBox="0 0 26 26" draw:points="0,26 26,26 26,0 0,0">
          <text:p/>
        </draw:polygon>
        <draw:polygon draw:style-name="gr6" draw:text-style-name="P7" draw:layer="layout" svg:width="0.407cm" svg:height="0.025cm" svg:x="0.829cm" svg:y="20.808cm" svg:viewBox="0 0 408 26" draw:points="0,26 408,26 408,0 0,0">
          <text:p/>
        </draw:polygon>
        <draw:polygon draw:style-name="gr6" draw:text-style-name="P7" draw:layer="layout" svg:width="0.407cm" svg:height="0.119cm" svg:x="0.829cm" svg:y="20.833cm" svg:viewBox="0 0 408 120" draw:points="0,120 408,120 408,0 0,0">
          <text:p/>
        </draw:polygon>
        <draw:polygon draw:style-name="gr8" draw:text-style-name="P9" draw:layer="layout" svg:width="0.026cm" svg:height="0.119cm" svg:x="1.236cm" svg:y="20.833cm" svg:viewBox="0 0 27 120" draw:points="0,120 27,120 27,0 0,0">
          <text:p/>
        </draw:polygon>
        <draw:polygon draw:style-name="gr6" draw:text-style-name="P7" draw:layer="layout" svg:width="0.026cm" svg:height="0.025cm" svg:x="1.236cm" svg:y="20.808cm" svg:viewBox="0 0 27 26" draw:points="0,26 27,26 27,0 0,0">
          <text:p/>
        </draw:polygon>
        <draw:polygon draw:style-name="gr6" draw:text-style-name="P7" draw:layer="layout" svg:width="14.483cm" svg:height="0.025cm" svg:x="1.262cm" svg:y="20.808cm" svg:viewBox="0 0 14484 26" draw:points="0,26 14484,26 14484,0 0,0">
          <text:p/>
        </draw:polygon>
        <draw:polygon draw:style-name="gr6" draw:text-style-name="P7" draw:layer="layout" svg:width="14.483cm" svg:height="0.119cm" svg:x="1.262cm" svg:y="20.833cm" svg:viewBox="0 0 14484 120" draw:points="0,120 14484,120 14484,0 0,0">
          <text:p/>
        </draw:polygon>
        <draw:polygon draw:style-name="gr8" draw:text-style-name="P9" draw:layer="layout" svg:width="0.025cm" svg:height="0.119cm" svg:x="15.745cm" svg:y="20.833cm" svg:viewBox="0 0 26 120" draw:points="0,120 26,120 26,0 0,0">
          <text:p/>
        </draw:polygon>
        <draw:polygon draw:style-name="gr6" draw:text-style-name="P7" draw:layer="layout" svg:width="0.025cm" svg:height="0.025cm" svg:x="15.745cm" svg:y="20.808cm" svg:viewBox="0 0 26 26" draw:points="0,26 26,26 26,0 0,0">
          <text:p/>
        </draw:polygon>
        <draw:polygon draw:style-name="gr6" draw:text-style-name="P7" draw:layer="layout" svg:width="1.974cm" svg:height="0.025cm" svg:x="15.77cm" svg:y="20.808cm" svg:viewBox="0 0 1975 26" draw:points="0,26 1975,26 1975,0 0,0">
          <text:p/>
        </draw:polygon>
        <draw:polygon draw:style-name="gr6" draw:text-style-name="P7" draw:layer="layout" svg:width="1.974cm" svg:height="0.119cm" svg:x="15.77cm" svg:y="20.833cm" svg:viewBox="0 0 1975 120" draw:points="0,120 1975,120 1975,0 0,0">
          <text:p/>
        </draw:polygon>
        <draw:polygon draw:style-name="gr8" draw:text-style-name="P9" draw:layer="layout" svg:width="0.025cm" svg:height="0.119cm" svg:x="17.744cm" svg:y="20.833cm" svg:viewBox="0 0 26 120" draw:points="0,120 26,120 26,0 0,0">
          <text:p/>
        </draw:polygon>
        <draw:polygon draw:style-name="gr6" draw:text-style-name="P7" draw:layer="layout" svg:width="0.025cm" svg:height="0.025cm" svg:x="17.744cm" svg:y="20.808cm" svg:viewBox="0 0 26 26" draw:points="0,26 26,26 26,0 0,0">
          <text:p/>
        </draw:polygon>
        <draw:polygon draw:style-name="gr6" draw:text-style-name="P7" draw:layer="layout" svg:width="1.754cm" svg:height="0.025cm" svg:x="17.769cm" svg:y="20.808cm" svg:viewBox="0 0 1755 26" draw:points="0,26 1755,26 1755,0 0,0">
          <text:p/>
        </draw:polygon>
        <draw:polygon draw:style-name="gr6" draw:text-style-name="P7" draw:layer="layout" svg:width="1.754cm" svg:height="0.119cm" svg:x="17.769cm" svg:y="20.833cm" svg:viewBox="0 0 1755 120" draw:points="0,120 1755,120 1755,0 0,0">
          <text:p/>
        </draw:polygon>
        <draw:polygon draw:style-name="gr6" draw:text-style-name="P7" draw:layer="layout" svg:width="0.025cm" svg:height="0.144cm" svg:x="19.523cm" svg:y="20.808cm" svg:viewBox="0 0 26 145" draw:points="0,145 26,145 26,0 0,0">
          <text:p/>
        </draw:polygon>
        <draw:polygon draw:style-name="gr6" draw:text-style-name="P7" draw:layer="layout" svg:width="0.025cm" svg:height="0.025cm" svg:x="19.523cm" svg:y="20.808cm" svg:viewBox="0 0 26 26" draw:points="0,26 26,26 26,0 0,0">
          <text:p/>
        </draw:polygon>
        <draw:polygon draw:style-name="gr6" draw:text-style-name="P7" draw:layer="layout" svg:width="0.432cm" svg:height="0.119cm" svg:x="0.821cm" svg:y="22.332cm" svg:viewBox="0 0 433 120" draw:points="0,120 433,120 433,0 0,0">
          <text:p/>
        </draw:polygon>
        <draw:polygon draw:style-name="gr6" draw:text-style-name="P7" draw:layer="layout" svg:width="0.025cm" svg:height="1.499cm" svg:x="0.804cm" svg:y="20.952cm" svg:viewBox="0 0 26 1500" draw:points="0,1500 26,1500 26,0 0,0">
          <text:p/>
        </draw:polygon>
        <draw:polygon draw:style-name="gr6" draw:text-style-name="P7" draw:layer="layout" svg:width="14.509cm" svg:height="0.119cm" svg:x="1.253cm" svg:y="22.332cm" svg:viewBox="0 0 14510 120" draw:points="0,120 14510,120 14510,0 0,0">
          <text:p/>
        </draw:polygon>
        <draw:polygon draw:style-name="gr8" draw:text-style-name="P9" draw:layer="layout" svg:width="0.026cm" svg:height="1.499cm" svg:x="1.236cm" svg:y="20.952cm" svg:viewBox="0 0 27 1500" draw:points="0,1500 27,1500 27,0 0,0">
          <text:p/>
        </draw:polygon>
        <draw:polygon draw:style-name="gr6" draw:text-style-name="P7" draw:layer="layout" svg:width="1.999cm" svg:height="0.119cm" svg:x="15.762cm" svg:y="22.332cm" svg:viewBox="0 0 2000 120" draw:points="0,120 2000,120 2000,0 0,0">
          <text:p/>
        </draw:polygon>
        <draw:polygon draw:style-name="gr8" draw:text-style-name="P9" draw:layer="layout" svg:width="0.025cm" svg:height="1.499cm" svg:x="15.745cm" svg:y="20.952cm" svg:viewBox="0 0 26 1500" draw:points="0,1500 26,1500 26,0 0,0">
          <text:p/>
        </draw:polygon>
        <draw:polygon draw:style-name="gr6" draw:text-style-name="P7" draw:layer="layout" svg:width="1.779cm" svg:height="0.119cm" svg:x="17.761cm" svg:y="22.332cm" svg:viewBox="0 0 1780 120" draw:points="0,120 1780,120 1780,0 0,0">
          <text:p/>
        </draw:polygon>
        <draw:polygon draw:style-name="gr8" draw:text-style-name="P9" draw:layer="layout" svg:width="0.025cm" svg:height="1.499cm" svg:x="17.744cm" svg:y="20.952cm" svg:viewBox="0 0 26 1500" draw:points="0,1500 26,1500 26,0 0,0">
          <text:p/>
        </draw:polygon>
        <draw:polygon draw:style-name="gr6" draw:text-style-name="P7" draw:layer="layout" svg:width="0.025cm" svg:height="1.499cm" svg:x="19.523cm" svg:y="20.952cm" svg:viewBox="0 0 26 1500" draw:points="0,1500 26,1500 26,0 0,0">
          <text:p/>
        </draw:polygon>
        <draw:polygon draw:style-name="gr6" draw:text-style-name="P7" draw:layer="layout" svg:width="0.407cm" svg:height="4.777cm" svg:x="0.829cm" svg:y="22.484cm" svg:viewBox="0 0 408 4778" draw:points="0,4778 408,4778 408,0 0,0">
          <text:p/>
        </draw:polygon>
        <draw:polygon draw:style-name="gr6" draw:text-style-name="P7" draw:layer="layout" svg:width="0.196cm" svg:height="0.457cm" svg:x="0.939cm" svg:y="22.603cm" svg:viewBox="0 0 197 458" draw:points="0,458 197,458 197,0 0,0">
          <text:p/>
        </draw:polygon>
        <draw:frame draw:style-name="gr4" draw:text-style-name="P5" draw:layer="layout" svg:width="0.789cm" svg:height="0.399cm" svg:x="17.88cm" svg:y="21.918cm">
          <draw:text-box>
            <text:p text:style-name="P1"><text:span text:style-name="T3">zahl </text:span></text:p>
          </draw:text-box>
        </draw:frame>
        <draw:frame draw:style-name="gr4" draw:text-style-name="P5" draw:layer="layout" svg:width="0.355cm" svg:height="0.399cm" svg:x="0.94cm" svg:y="22.64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5.785cm" svg:height="0.399cm" svg:x="1.372cm" svg:y="22.646cm">
          <draw:text-box>
            <text:p text:style-name="P1"><text:span text:style-name="T6">gliedert den Text schlüssig und klar. </text:span></text:p>
          </draw:text-box>
        </draw:frame>
        <draw:frame draw:style-name="gr4" draw:text-style-name="P5" draw:layer="layout" svg:width="0.355cm" svg:height="0.399cm" svg:x="16.661cm" svg:y="22.646cm">
          <draw:text-box>
            <text:p text:style-name="P1"><text:span text:style-name="T6">3 </text:span></text:p>
          </draw:text-box>
        </draw:frame>
        <draw:polygon draw:style-name="gr6" draw:text-style-name="P7" draw:layer="layout" svg:width="0.025cm" svg:height="0.144cm" svg:x="0.804cm" svg:y="22.451cm" svg:viewBox="0 0 26 145" draw:points="0,145 26,145 26,0 0,0">
          <text:p/>
        </draw:polygon>
        <draw:polygon draw:style-name="gr8" draw:text-style-name="P9" draw:layer="layout" svg:width="0.407cm" svg:height="0.025cm" svg:x="0.829cm" svg:y="22.451cm" svg:viewBox="0 0 408 26" draw:points="0,26 408,26 408,0 0,0">
          <text:p/>
        </draw:polygon>
        <draw:polygon draw:style-name="gr6" draw:text-style-name="P7" draw:layer="layout" svg:width="0.407cm" svg:height="0.119cm" svg:x="0.829cm" svg:y="22.476cm" svg:viewBox="0 0 408 120" draw:points="0,120 408,120 408,0 0,0">
          <text:p/>
        </draw:polygon>
        <draw:polygon draw:style-name="gr6" draw:text-style-name="P7" draw:layer="layout" svg:width="0.026cm" svg:height="0.144cm" svg:x="1.236cm" svg:y="22.451cm" svg:viewBox="0 0 27 145" draw:points="0,145 27,145 27,0 0,0">
          <text:p/>
        </draw:polygon>
        <draw:polygon draw:style-name="gr6" draw:text-style-name="P7" draw:layer="layout" svg:width="14.483cm" svg:height="0.025cm" svg:x="1.262cm" svg:y="22.451cm" svg:viewBox="0 0 14484 26" draw:points="0,26 14484,26 14484,0 0,0">
          <text:p/>
        </draw:polygon>
        <draw:polygon draw:style-name="gr6" draw:text-style-name="P7" draw:layer="layout" svg:width="0.025cm" svg:height="0.144cm" svg:x="15.745cm" svg:y="22.451cm" svg:viewBox="0 0 26 145" draw:points="0,145 26,145 26,0 0,0">
          <text:p/>
        </draw:polygon>
        <draw:polygon draw:style-name="gr6" draw:text-style-name="P7" draw:layer="layout" svg:width="1.974cm" svg:height="0.025cm" svg:x="15.77cm" svg:y="22.451cm" svg:viewBox="0 0 1975 26" draw:points="0,26 1975,26 1975,0 0,0">
          <text:p/>
        </draw:polygon>
        <draw:polygon draw:style-name="gr6" draw:text-style-name="P7" draw:layer="layout" svg:width="0.025cm" svg:height="0.144cm" svg:x="17.744cm" svg:y="22.451cm" svg:viewBox="0 0 26 145" draw:points="0,145 26,145 26,0 0,0">
          <text:p/>
        </draw:polygon>
        <draw:polygon draw:style-name="gr6" draw:text-style-name="P7" draw:layer="layout" svg:width="1.754cm" svg:height="0.025cm" svg:x="17.769cm" svg:y="22.451cm" svg:viewBox="0 0 1755 26" draw:points="0,26 1755,26 1755,0 0,0">
          <text:p/>
        </draw:polygon>
        <draw:polygon draw:style-name="gr6" draw:text-style-name="P7" draw:layer="layout" svg:width="0.025cm" svg:height="0.144cm" svg:x="19.523cm" svg:y="22.451cm" svg:viewBox="0 0 26 145" draw:points="0,145 26,145 26,0 0,0">
          <text:p/>
        </draw:polygon>
        <draw:polygon draw:style-name="gr6" draw:text-style-name="P7" draw:layer="layout" svg:width="0.025cm" svg:height="0.585cm" svg:x="0.804cm" svg:y="22.594cm" svg:viewBox="0 0 26 586" draw:points="0,586 26,586 26,0 0,0">
          <text:p/>
        </draw:polygon>
        <draw:polygon draw:style-name="gr6" draw:text-style-name="P7" draw:layer="layout" svg:width="0.026cm" svg:height="0.585cm" svg:x="1.236cm" svg:y="22.594cm" svg:viewBox="0 0 27 586" draw:points="0,586 27,586 27,0 0,0">
          <text:p/>
        </draw:polygon>
        <draw:polygon draw:style-name="gr6" draw:text-style-name="P7" draw:layer="layout" svg:width="0.025cm" svg:height="0.585cm" svg:x="15.745cm" svg:y="22.594cm" svg:viewBox="0 0 26 586" draw:points="0,586 26,586 26,0 0,0">
          <text:p/>
        </draw:polygon>
        <draw:polygon draw:style-name="gr6" draw:text-style-name="P7" draw:layer="layout" svg:width="0.025cm" svg:height="0.585cm" svg:x="17.744cm" svg:y="22.594cm" svg:viewBox="0 0 26 586" draw:points="0,586 26,586 26,0 0,0">
          <text:p/>
        </draw:polygon>
        <draw:polygon draw:style-name="gr6" draw:text-style-name="P7" draw:layer="layout" svg:width="0.025cm" svg:height="0.585cm" svg:x="19.523cm" svg:y="22.594cm" svg:viewBox="0 0 26 586" draw:points="0,586 26,586 26,0 0,0">
          <text:p/>
        </draw:polygon>
        <draw:frame draw:style-name="gr4" draw:text-style-name="P5" draw:layer="layout" svg:width="0.355cm" svg:height="0.399cm" svg:x="17.88cm" svg:y="22.64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247cm" svg:height="0.399cm" svg:x="1.372cm" svg:y="23.366cm">
          <draw:text-box>
            <text:p text:style-name="P1"><text:span text:style-name="T6">formuliert fachsprachlich korrekt. </text:span></text:p>
          </draw:text-box>
        </draw:frame>
        <draw:frame draw:style-name="gr4" draw:text-style-name="P5" draw:layer="layout" svg:width="0.355cm" svg:height="0.399cm" svg:x="16.661cm" svg:y="23.366cm">
          <draw:text-box>
            <text:p text:style-name="P1"><text:span text:style-name="T6">3 </text:span></text:p>
          </draw:text-box>
        </draw:frame>
        <draw:polygon draw:style-name="gr6" draw:text-style-name="P7" draw:layer="layout" svg:width="0.025cm" svg:height="0.144cm" svg:x="0.804cm" svg:y="23.179cm" svg:viewBox="0 0 26 145" draw:points="0,145 26,145 26,0 0,0">
          <text:p/>
        </draw:polygon>
        <draw:polygon draw:style-name="gr6" draw:text-style-name="P7" draw:layer="layout" svg:width="0.026cm" svg:height="0.144cm" svg:x="1.236cm" svg:y="23.179cm" svg:viewBox="0 0 27 145" draw:points="0,145 27,145 27,0 0,0">
          <text:p/>
        </draw:polygon>
        <draw:polygon draw:style-name="gr6" draw:text-style-name="P7" draw:layer="layout" svg:width="14.483cm" svg:height="0.026cm" svg:x="1.262cm" svg:y="23.179cm" svg:viewBox="0 0 14484 27" draw:points="0,27 14484,27 14484,0 0,0">
          <text:p/>
        </draw:polygon>
        <draw:polygon draw:style-name="gr6" draw:text-style-name="P7" draw:layer="layout" svg:width="0.025cm" svg:height="0.144cm" svg:x="15.745cm" svg:y="23.179cm" svg:viewBox="0 0 26 145" draw:points="0,145 26,145 26,0 0,0">
          <text:p/>
        </draw:polygon>
        <draw:polygon draw:style-name="gr6" draw:text-style-name="P7" draw:layer="layout" svg:width="1.974cm" svg:height="0.026cm" svg:x="15.77cm" svg:y="23.179cm" svg:viewBox="0 0 1975 27" draw:points="0,27 1975,27 1975,0 0,0">
          <text:p/>
        </draw:polygon>
        <draw:polygon draw:style-name="gr6" draw:text-style-name="P7" draw:layer="layout" svg:width="0.025cm" svg:height="0.144cm" svg:x="17.744cm" svg:y="23.179cm" svg:viewBox="0 0 26 145" draw:points="0,145 26,145 26,0 0,0">
          <text:p/>
        </draw:polygon>
        <draw:polygon draw:style-name="gr6" draw:text-style-name="P7" draw:layer="layout" svg:width="1.754cm" svg:height="0.026cm" svg:x="17.769cm" svg:y="23.179cm" svg:viewBox="0 0 1755 27" draw:points="0,27 1755,27 1755,0 0,0">
          <text:p/>
        </draw:polygon>
        <draw:polygon draw:style-name="gr6" draw:text-style-name="P7" draw:layer="layout" svg:width="0.025cm" svg:height="0.144cm" svg:x="19.523cm" svg:y="23.179cm" svg:viewBox="0 0 26 145" draw:points="0,145 26,145 26,0 0,0">
          <text:p/>
        </draw:polygon>
        <draw:polygon draw:style-name="gr6" draw:text-style-name="P7" draw:layer="layout" svg:width="0.025cm" svg:height="0.585cm" svg:x="0.804cm" svg:y="23.323cm" svg:viewBox="0 0 26 586" draw:points="0,586 26,586 26,0 0,0">
          <text:p/>
        </draw:polygon>
        <draw:polygon draw:style-name="gr6" draw:text-style-name="P7" draw:layer="layout" svg:width="0.026cm" svg:height="0.585cm" svg:x="1.236cm" svg:y="23.323cm" svg:viewBox="0 0 27 586" draw:points="0,586 27,586 27,0 0,0">
          <text:p/>
        </draw:polygon>
        <draw:polygon draw:style-name="gr6" draw:text-style-name="P7" draw:layer="layout" svg:width="0.025cm" svg:height="0.585cm" svg:x="15.745cm" svg:y="23.323cm" svg:viewBox="0 0 26 586" draw:points="0,586 26,586 26,0 0,0">
          <text:p/>
        </draw:polygon>
        <draw:polygon draw:style-name="gr6" draw:text-style-name="P7" draw:layer="layout" svg:width="0.025cm" svg:height="0.585cm" svg:x="17.744cm" svg:y="23.323cm" svg:viewBox="0 0 26 586" draw:points="0,586 26,586 26,0 0,0">
          <text:p/>
        </draw:polygon>
        <draw:polygon draw:style-name="gr6" draw:text-style-name="P7" draw:layer="layout" svg:width="0.025cm" svg:height="0.585cm" svg:x="19.523cm" svg:y="23.323cm" svg:viewBox="0 0 26 586" draw:points="0,586 26,586 26,0 0,0">
          <text:p/>
        </draw:polygon>
        <draw:frame draw:style-name="gr4" draw:text-style-name="P5" draw:layer="layout" svg:width="0.355cm" svg:height="0.399cm" svg:x="17.88cm" svg:y="23.36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781cm" svg:height="0.399cm" svg:x="1.372cm" svg:y="24.094cm">
          <draw:text-box>
            <text:p text:style-name="P1"><text:span text:style-name="T6">belegt Aussagen und zitiert korrekt. <text:s/></text:span></text:p>
          </draw:text-box>
        </draw:frame>
        <draw:frame draw:style-name="gr4" draw:text-style-name="P5" draw:layer="layout" svg:width="0.355cm" svg:height="0.399cm" svg:x="16.661cm" svg:y="24.094cm">
          <draw:text-box>
            <text:p text:style-name="P1"><text:span text:style-name="T6">2 </text:span></text:p>
          </draw:text-box>
        </draw:frame>
        <draw:polygon draw:style-name="gr6" draw:text-style-name="P7" draw:layer="layout" svg:width="0.025cm" svg:height="0.144cm" svg:x="0.804cm" svg:y="23.908cm" svg:viewBox="0 0 26 145" draw:points="0,145 26,145 26,0 0,0">
          <text:p/>
        </draw:polygon>
        <draw:polygon draw:style-name="gr6" draw:text-style-name="P7" draw:layer="layout" svg:width="0.026cm" svg:height="0.144cm" svg:x="1.236cm" svg:y="23.908cm" svg:viewBox="0 0 27 145" draw:points="0,145 27,145 27,0 0,0">
          <text:p/>
        </draw:polygon>
        <draw:polygon draw:style-name="gr6" draw:text-style-name="P7" draw:layer="layout" svg:width="14.483cm" svg:height="0.025cm" svg:x="1.262cm" svg:y="23.908cm" svg:viewBox="0 0 14484 26" draw:points="0,26 14484,26 14484,0 0,0">
          <text:p/>
        </draw:polygon>
        <draw:polygon draw:style-name="gr6" draw:text-style-name="P7" draw:layer="layout" svg:width="0.025cm" svg:height="0.144cm" svg:x="15.745cm" svg:y="23.908cm" svg:viewBox="0 0 26 145" draw:points="0,145 26,145 26,0 0,0">
          <text:p/>
        </draw:polygon>
        <draw:polygon draw:style-name="gr6" draw:text-style-name="P7" draw:layer="layout" svg:width="1.974cm" svg:height="0.025cm" svg:x="15.77cm" svg:y="23.908cm" svg:viewBox="0 0 1975 26" draw:points="0,26 1975,26 1975,0 0,0">
          <text:p/>
        </draw:polygon>
        <draw:polygon draw:style-name="gr6" draw:text-style-name="P7" draw:layer="layout" svg:width="0.025cm" svg:height="0.144cm" svg:x="17.744cm" svg:y="23.908cm" svg:viewBox="0 0 26 145" draw:points="0,145 26,145 26,0 0,0">
          <text:p/>
        </draw:polygon>
        <draw:polygon draw:style-name="gr6" draw:text-style-name="P7" draw:layer="layout" svg:width="1.754cm" svg:height="0.025cm" svg:x="17.769cm" svg:y="23.908cm" svg:viewBox="0 0 1755 26" draw:points="0,26 1755,26 1755,0 0,0">
          <text:p/>
        </draw:polygon>
        <draw:polygon draw:style-name="gr6" draw:text-style-name="P7" draw:layer="layout" svg:width="0.025cm" svg:height="0.144cm" svg:x="19.523cm" svg:y="23.908cm" svg:viewBox="0 0 26 145" draw:points="0,145 26,145 26,0 0,0">
          <text:p/>
        </draw:polygon>
        <draw:polygon draw:style-name="gr6" draw:text-style-name="P7" draw:layer="layout" svg:width="0.025cm" svg:height="0.575cm" svg:x="0.804cm" svg:y="24.052cm" svg:viewBox="0 0 26 576" draw:points="0,576 26,576 26,0 0,0">
          <text:p/>
        </draw:polygon>
        <draw:polygon draw:style-name="gr6" draw:text-style-name="P7" draw:layer="layout" svg:width="0.026cm" svg:height="0.575cm" svg:x="1.236cm" svg:y="24.052cm" svg:viewBox="0 0 27 576" draw:points="0,576 27,576 27,0 0,0">
          <text:p/>
        </draw:polygon>
        <draw:polygon draw:style-name="gr6" draw:text-style-name="P7" draw:layer="layout" svg:width="0.025cm" svg:height="0.575cm" svg:x="15.745cm" svg:y="24.052cm" svg:viewBox="0 0 26 576" draw:points="0,576 26,576 26,0 0,0">
          <text:p/>
        </draw:polygon>
        <draw:polygon draw:style-name="gr6" draw:text-style-name="P7" draw:layer="layout" svg:width="0.025cm" svg:height="0.575cm" svg:x="17.744cm" svg:y="24.052cm" svg:viewBox="0 0 26 576" draw:points="0,576 26,576 26,0 0,0">
          <text:p/>
        </draw:polygon>
        <draw:polygon draw:style-name="gr6" draw:text-style-name="P7" draw:layer="layout" svg:width="0.025cm" svg:height="0.575cm" svg:x="19.523cm" svg:y="24.052cm" svg:viewBox="0 0 26 576" draw:points="0,576 26,576 26,0 0,0">
          <text:p/>
        </draw:polygon>
        <draw:frame draw:style-name="gr4" draw:text-style-name="P5" draw:layer="layout" svg:width="0.355cm" svg:height="0.399cm" svg:x="17.88cm" svg:y="24.09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3.921cm" svg:height="0.399cm" svg:x="1.372cm" svg:y="24.822cm">
          <draw:text-box>
            <text:p text:style-name="P1"><text:span text:style-name="T6">verwendet eine korrekte und abwechslungsreiche Syntax sowie angemessene Verknüp-</text:span></text:p>
          </draw:text-box>
        </draw:frame>
        <draw:frame draw:style-name="gr4" draw:text-style-name="P5" draw:layer="layout" svg:width="1.289cm" svg:height="0.399cm" svg:x="1.372cm" svg:y="25.28cm">
          <draw:text-box>
            <text:p text:style-name="P1"><text:span text:style-name="T6">fungen. </text:span></text:p>
          </draw:text-box>
        </draw:frame>
        <draw:frame draw:style-name="gr4" draw:text-style-name="P5" draw:layer="layout" svg:width="0.355cm" svg:height="0.399cm" svg:x="16.661cm" svg:y="24.822cm">
          <draw:text-box>
            <text:p text:style-name="P1"><text:span text:style-name="T6">3 </text:span></text:p>
          </draw:text-box>
        </draw:frame>
        <draw:polygon draw:style-name="gr6" draw:text-style-name="P7" draw:layer="layout" svg:width="0.025cm" svg:height="0.144cm" svg:x="0.804cm" svg:y="24.627cm" svg:viewBox="0 0 26 145" draw:points="0,145 26,145 26,0 0,0">
          <text:p/>
        </draw:polygon>
        <draw:polygon draw:style-name="gr6" draw:text-style-name="P7" draw:layer="layout" svg:width="0.026cm" svg:height="0.144cm" svg:x="1.236cm" svg:y="24.627cm" svg:viewBox="0 0 27 145" draw:points="0,145 27,145 27,0 0,0">
          <text:p/>
        </draw:polygon>
        <draw:polygon draw:style-name="gr6" draw:text-style-name="P7" draw:layer="layout" svg:width="14.483cm" svg:height="0.026cm" svg:x="1.262cm" svg:y="24.627cm" svg:viewBox="0 0 14484 27" draw:points="0,27 14484,27 14484,0 0,0">
          <text:p/>
        </draw:polygon>
        <draw:polygon draw:style-name="gr6" draw:text-style-name="P7" draw:layer="layout" svg:width="0.025cm" svg:height="0.144cm" svg:x="15.745cm" svg:y="24.627cm" svg:viewBox="0 0 26 145" draw:points="0,145 26,145 26,0 0,0">
          <text:p/>
        </draw:polygon>
        <draw:polygon draw:style-name="gr6" draw:text-style-name="P7" draw:layer="layout" svg:width="1.974cm" svg:height="0.026cm" svg:x="15.77cm" svg:y="24.627cm" svg:viewBox="0 0 1975 27" draw:points="0,27 1975,27 1975,0 0,0">
          <text:p/>
        </draw:polygon>
        <draw:polygon draw:style-name="gr6" draw:text-style-name="P7" draw:layer="layout" svg:width="0.025cm" svg:height="0.144cm" svg:x="17.744cm" svg:y="24.627cm" svg:viewBox="0 0 26 145" draw:points="0,145 26,145 26,0 0,0">
          <text:p/>
        </draw:polygon>
        <draw:polygon draw:style-name="gr6" draw:text-style-name="P7" draw:layer="layout" svg:width="1.754cm" svg:height="0.026cm" svg:x="17.769cm" svg:y="24.627cm" svg:viewBox="0 0 1755 27" draw:points="0,27 1755,27 1755,0 0,0">
          <text:p/>
        </draw:polygon>
        <draw:polygon draw:style-name="gr6" draw:text-style-name="P7" draw:layer="layout" svg:width="0.025cm" svg:height="0.144cm" svg:x="19.523cm" svg:y="24.627cm" svg:viewBox="0 0 26 145" draw:points="0,145 26,145 26,0 0,0">
          <text:p/>
        </draw:polygon>
        <draw:polygon draw:style-name="gr6" draw:text-style-name="P7" draw:layer="layout" svg:width="0.025cm" svg:height="1.042cm" svg:x="0.804cm" svg:y="24.771cm" svg:viewBox="0 0 26 1043" draw:points="0,1043 26,1043 26,0 0,0">
          <text:p/>
        </draw:polygon>
        <draw:polygon draw:style-name="gr6" draw:text-style-name="P7" draw:layer="layout" svg:width="0.026cm" svg:height="1.042cm" svg:x="1.236cm" svg:y="24.771cm" svg:viewBox="0 0 27 1043" draw:points="0,1043 27,1043 27,0 0,0">
          <text:p/>
        </draw:polygon>
        <draw:polygon draw:style-name="gr6" draw:text-style-name="P7" draw:layer="layout" svg:width="0.025cm" svg:height="1.042cm" svg:x="15.745cm" svg:y="24.771cm" svg:viewBox="0 0 26 1043" draw:points="0,1043 26,1043 26,0 0,0">
          <text:p/>
        </draw:polygon>
        <draw:polygon draw:style-name="gr6" draw:text-style-name="P7" draw:layer="layout" svg:width="0.025cm" svg:height="1.042cm" svg:x="17.744cm" svg:y="24.771cm" svg:viewBox="0 0 26 1043" draw:points="0,1043 26,1043 26,0 0,0">
          <text:p/>
        </draw:polygon>
        <draw:polygon draw:style-name="gr6" draw:text-style-name="P7" draw:layer="layout" svg:width="0.025cm" svg:height="1.042cm" svg:x="19.523cm" svg:y="24.771cm" svg:viewBox="0 0 26 1043" draw:points="0,1043 26,1043 26,0 0,0">
          <text:p/>
        </draw:polygon>
        <draw:frame draw:style-name="gr4" draw:text-style-name="P5" draw:layer="layout" svg:width="0.355cm" svg:height="0.399cm" svg:x="17.88cm" svg:y="24.82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1.864cm" svg:height="0.399cm" svg:x="1.372cm" svg:y="26cm">
          <draw:text-box>
            <text:p text:style-name="P1"><text:span text:style-name="T6">schreibt sprachlich richtig (Grammatik, Rechtschreibung, Zeichensetzung). </text:span></text:p>
          </draw:text-box>
        </draw:frame>
        <draw:frame draw:style-name="gr4" draw:text-style-name="P5" draw:layer="layout" svg:width="0.355cm" svg:height="0.399cm" svg:x="16.661cm" svg:y="26cm">
          <draw:text-box>
            <text:p text:style-name="P1"><text:span text:style-name="T6">4 </text:span></text:p>
          </draw:text-box>
        </draw:frame>
        <draw:polygon draw:style-name="gr6" draw:text-style-name="P7" draw:layer="layout" svg:width="0.025cm" svg:height="0.144cm" svg:x="0.804cm" svg:y="25.813cm" svg:viewBox="0 0 26 145" draw:points="0,145 26,145 26,0 0,0">
          <text:p/>
        </draw:polygon>
        <draw:polygon draw:style-name="gr6" draw:text-style-name="P7" draw:layer="layout" svg:width="0.026cm" svg:height="0.144cm" svg:x="1.236cm" svg:y="25.813cm" svg:viewBox="0 0 27 145" draw:points="0,145 27,145 27,0 0,0">
          <text:p/>
        </draw:polygon>
        <draw:polygon draw:style-name="gr6" draw:text-style-name="P7" draw:layer="layout" svg:width="14.483cm" svg:height="0.025cm" svg:x="1.262cm" svg:y="25.813cm" svg:viewBox="0 0 14484 26" draw:points="0,26 14484,26 14484,0 0,0">
          <text:p/>
        </draw:polygon>
        <draw:polygon draw:style-name="gr6" draw:text-style-name="P7" draw:layer="layout" svg:width="0.025cm" svg:height="0.144cm" svg:x="15.745cm" svg:y="25.813cm" svg:viewBox="0 0 26 145" draw:points="0,145 26,145 26,0 0,0">
          <text:p/>
        </draw:polygon>
        <draw:polygon draw:style-name="gr6" draw:text-style-name="P7" draw:layer="layout" svg:width="1.974cm" svg:height="0.025cm" svg:x="15.77cm" svg:y="25.813cm" svg:viewBox="0 0 1975 26" draw:points="0,26 1975,26 1975,0 0,0">
          <text:p/>
        </draw:polygon>
        <draw:polygon draw:style-name="gr6" draw:text-style-name="P7" draw:layer="layout" svg:width="0.025cm" svg:height="0.144cm" svg:x="17.744cm" svg:y="25.813cm" svg:viewBox="0 0 26 145" draw:points="0,145 26,145 26,0 0,0">
          <text:p/>
        </draw:polygon>
        <draw:polygon draw:style-name="gr6" draw:text-style-name="P7" draw:layer="layout" svg:width="1.754cm" svg:height="0.025cm" svg:x="17.769cm" svg:y="25.813cm" svg:viewBox="0 0 1755 26" draw:points="0,26 1755,26 1755,0 0,0">
          <text:p/>
        </draw:polygon>
        <draw:polygon draw:style-name="gr6" draw:text-style-name="P7" draw:layer="layout" svg:width="0.025cm" svg:height="0.144cm" svg:x="19.523cm" svg:y="25.813cm" svg:viewBox="0 0 26 145" draw:points="0,145 26,145 26,0 0,0">
          <text:p/>
        </draw:polygon>
        <draw:polygon draw:style-name="gr6" draw:text-style-name="P7" draw:layer="layout" svg:width="0.025cm" svg:height="0.585cm" svg:x="0.804cm" svg:y="25.957cm" svg:viewBox="0 0 26 586" draw:points="0,586 26,586 26,0 0,0">
          <text:p/>
        </draw:polygon>
        <draw:polygon draw:style-name="gr6" draw:text-style-name="P7" draw:layer="layout" svg:width="0.026cm" svg:height="0.585cm" svg:x="1.236cm" svg:y="25.957cm" svg:viewBox="0 0 27 586" draw:points="0,586 27,586 27,0 0,0">
          <text:p/>
        </draw:polygon>
        <draw:polygon draw:style-name="gr6" draw:text-style-name="P7" draw:layer="layout" svg:width="0.025cm" svg:height="0.585cm" svg:x="15.745cm" svg:y="25.957cm" svg:viewBox="0 0 26 586" draw:points="0,586 26,586 26,0 0,0">
          <text:p/>
        </draw:polygon>
        <draw:polygon draw:style-name="gr6" draw:text-style-name="P7" draw:layer="layout" svg:width="0.025cm" svg:height="0.585cm" svg:x="17.744cm" svg:y="25.957cm" svg:viewBox="0 0 26 586" draw:points="0,586 26,586 26,0 0,0">
          <text:p/>
        </draw:polygon>
        <draw:polygon draw:style-name="gr6" draw:text-style-name="P7" draw:layer="layout" svg:width="0.025cm" svg:height="0.585cm" svg:x="19.523cm" svg:y="25.957cm" svg:viewBox="0 0 26 586" draw:points="0,586 26,586 26,0 0,0">
          <text:p/>
        </draw:polygon>
        <draw:frame draw:style-name="gr4" draw:text-style-name="P5" draw:layer="layout" svg:width="0.355cm" svg:height="0.399cm" svg:x="17.88cm" svg:y="2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999cm" svg:height="0.399cm" svg:x="1.372cm" svg:y="26.728cm">
          <draw:text-box>
            <text:p text:style-name="P1"><text:span text:style-name="T3">Zu erreichende Gesamtpunktzahl (Darstellung) </text:span></text:p>
          </draw:text-box>
        </draw:frame>
        <draw:frame draw:style-name="gr4" draw:text-style-name="P5" draw:layer="layout" svg:width="0.497cm" svg:height="0.399cm" svg:x="16.568cm" svg:y="26.728cm">
          <draw:text-box>
            <text:p text:style-name="P1"><text:span text:style-name="T3">15 </text:span></text:p>
          </draw:text-box>
        </draw:frame>
        <draw:polygon draw:style-name="gr6" draw:text-style-name="P7" draw:layer="layout" svg:width="0.025cm" svg:height="0.144cm" svg:x="0.804cm" svg:y="26.542cm" svg:viewBox="0 0 26 145" draw:points="0,145 26,145 26,0 0,0">
          <text:p/>
        </draw:polygon>
        <draw:polygon draw:style-name="gr6" draw:text-style-name="P7" draw:layer="layout" svg:width="0.026cm" svg:height="0.144cm" svg:x="1.236cm" svg:y="26.542cm" svg:viewBox="0 0 27 145" draw:points="0,145 27,145 27,0 0,0">
          <text:p/>
        </draw:polygon>
        <draw:polygon draw:style-name="gr6" draw:text-style-name="P7" draw:layer="layout" svg:width="14.483cm" svg:height="0.025cm" svg:x="1.262cm" svg:y="26.542cm" svg:viewBox="0 0 14484 26" draw:points="0,26 14484,26 14484,0 0,0">
          <text:p/>
        </draw:polygon>
        <draw:polygon draw:style-name="gr6" draw:text-style-name="P7" draw:layer="layout" svg:width="0.025cm" svg:height="0.144cm" svg:x="15.745cm" svg:y="26.542cm" svg:viewBox="0 0 26 145" draw:points="0,145 26,145 26,0 0,0">
          <text:p/>
        </draw:polygon>
        <draw:polygon draw:style-name="gr6" draw:text-style-name="P7" draw:layer="layout" svg:width="1.974cm" svg:height="0.025cm" svg:x="15.77cm" svg:y="26.542cm" svg:viewBox="0 0 1975 26" draw:points="0,26 1975,26 1975,0 0,0">
          <text:p/>
        </draw:polygon>
        <draw:polygon draw:style-name="gr6" draw:text-style-name="P7" draw:layer="layout" svg:width="0.025cm" svg:height="0.144cm" svg:x="17.744cm" svg:y="26.542cm" svg:viewBox="0 0 26 145" draw:points="0,145 26,145 26,0 0,0">
          <text:p/>
        </draw:polygon>
        <draw:polygon draw:style-name="gr6" draw:text-style-name="P7" draw:layer="layout" svg:width="1.754cm" svg:height="0.025cm" svg:x="17.769cm" svg:y="26.542cm" svg:viewBox="0 0 1755 26" draw:points="0,26 1755,26 1755,0 0,0">
          <text:p/>
        </draw:polygon>
        <draw:polygon draw:style-name="gr6" draw:text-style-name="P7" draw:layer="layout" svg:width="0.025cm" svg:height="0.144cm" svg:x="19.523cm" svg:y="26.542cm" svg:viewBox="0 0 26 145" draw:points="0,145 26,145 26,0 0,0">
          <text:p/>
        </draw:polygon>
        <draw:polygon draw:style-name="gr6" draw:text-style-name="P7" draw:layer="layout" svg:width="0.432cm" svg:height="0.118cm" svg:x="0.821cm" svg:y="27.143cm" svg:viewBox="0 0 433 119" draw:points="0,119 433,119 433,0 0,0">
          <text:p/>
        </draw:polygon>
        <draw:polygon draw:style-name="gr6" draw:text-style-name="P7" draw:layer="layout" svg:width="0.025cm" svg:height="0.575cm" svg:x="0.804cm" svg:y="26.686cm" svg:viewBox="0 0 26 576" draw:points="0,576 26,576 26,0 0,0">
          <text:p/>
        </draw:polygon>
        <draw:polygon draw:style-name="gr6" draw:text-style-name="P7" draw:layer="layout" svg:width="0.026cm" svg:height="0.575cm" svg:x="1.236cm" svg:y="26.686cm" svg:viewBox="0 0 27 576" draw:points="0,576 27,576 27,0 0,0">
          <text:p/>
        </draw:polygon>
        <draw:polygon draw:style-name="gr6" draw:text-style-name="P7" draw:layer="layout" svg:width="0.025cm" svg:height="0.575cm" svg:x="15.745cm" svg:y="26.686cm" svg:viewBox="0 0 26 576" draw:points="0,576 26,576 26,0 0,0">
          <text:p/>
        </draw:polygon>
        <draw:polygon draw:style-name="gr6" draw:text-style-name="P7" draw:layer="layout" svg:width="0.025cm" svg:height="0.575cm" svg:x="17.744cm" svg:y="26.686cm" svg:viewBox="0 0 26 576" draw:points="0,576 26,576 26,0 0,0">
          <text:p/>
        </draw:polygon>
        <draw:polygon draw:style-name="gr6" draw:text-style-name="P7" draw:layer="layout" svg:width="0.025cm" svg:height="0.575cm" svg:x="19.523cm" svg:y="26.686cm" svg:viewBox="0 0 26 576" draw:points="0,576 26,576 26,0 0,0">
          <text:p/>
        </draw:polygon>
        <draw:polygon draw:style-name="gr6" draw:text-style-name="P7" draw:layer="layout" svg:width="14.916cm" svg:height="0.694cm" svg:x="0.829cm" svg:y="27.295cm" svg:viewBox="0 0 14917 695" draw:points="0,695 14917,695 14917,0 0,0">
          <text:p/>
        </draw:polygon>
        <draw:polygon draw:style-name="gr6" draw:text-style-name="P7" draw:layer="layout" svg:width="14.696cm" svg:height="0.457cm" svg:x="0.939cm" svg:y="27.414cm" svg:viewBox="0 0 14697 458" draw:points="0,458 14697,458 14697,0 0,0">
          <text:p/>
        </draw:polygon>
        <draw:frame draw:style-name="gr4" draw:text-style-name="P5" draw:layer="layout" svg:width="0.355cm" svg:height="0.399cm" svg:x="17.88cm" svg:y="26.72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407cm" svg:height="0.399cm" svg:x="7.64cm" svg:y="27.456cm">
          <draw:text-box>
            <text:p text:style-name="P1"><text:span text:style-name="T3">Gesamt </text:span></text:p>
          </draw:text-box>
        </draw:frame>
        <draw:frame draw:style-name="gr4" draw:text-style-name="P5" draw:layer="layout" svg:width="0.497cm" svg:height="0.399cm" svg:x="16.568cm" svg:y="27.456cm">
          <draw:text-box>
            <text:p text:style-name="P1"><text:span text:style-name="T3">47 </text:span></text:p>
          </draw:text-box>
        </draw:frame>
        <draw:polygon draw:style-name="gr6" draw:text-style-name="P7" draw:layer="layout" svg:width="0.025cm" svg:height="0.144cm" svg:x="0.804cm" svg:y="27.261cm" svg:viewBox="0 0 26 145" draw:points="0,145 26,145 26,0 0,0">
          <text:p/>
        </draw:polygon>
        <draw:polygon draw:style-name="gr6" draw:text-style-name="P7" draw:layer="layout" svg:width="0.407cm" svg:height="0.026cm" svg:x="0.829cm" svg:y="27.261cm" svg:viewBox="0 0 408 27" draw:points="0,27 408,27 408,0 0,0">
          <text:p/>
        </draw:polygon>
        <draw:polygon draw:style-name="gr6" draw:text-style-name="P7" draw:layer="layout" svg:width="0.407cm" svg:height="0.118cm" svg:x="0.829cm" svg:y="27.287cm" svg:viewBox="0 0 408 119" draw:points="0,119 408,119 408,0 0,0">
          <text:p/>
        </draw:polygon>
        <draw:polygon draw:style-name="gr6" draw:text-style-name="P7" draw:layer="layout" svg:width="0.026cm" svg:height="0.118cm" svg:x="1.236cm" svg:y="27.287cm" svg:viewBox="0 0 27 119" draw:points="0,119 27,119 27,0 0,0">
          <text:p/>
        </draw:polygon>
        <draw:polygon draw:style-name="gr6" draw:text-style-name="P7" draw:layer="layout" svg:width="0.026cm" svg:height="0.026cm" svg:x="1.236cm" svg:y="27.261cm" svg:viewBox="0 0 27 27" draw:points="0,27 27,27 27,0 0,0">
          <text:p/>
        </draw:polygon>
        <draw:polygon draw:style-name="gr6" draw:text-style-name="P7" draw:layer="layout" svg:width="14.483cm" svg:height="0.026cm" svg:x="1.262cm" svg:y="27.261cm" svg:viewBox="0 0 14484 27" draw:points="0,27 14484,27 14484,0 0,0">
          <text:p/>
        </draw:polygon>
        <draw:polygon draw:style-name="gr6" draw:text-style-name="P7" draw:layer="layout" svg:width="14.483cm" svg:height="0.118cm" svg:x="1.262cm" svg:y="27.287cm" svg:viewBox="0 0 14484 119" draw:points="0,119 14484,119 14484,0 0,0">
          <text:p/>
        </draw:polygon>
        <draw:polygon draw:style-name="gr6" draw:text-style-name="P7" draw:layer="layout" svg:width="0.025cm" svg:height="0.144cm" svg:x="15.745cm" svg:y="27.261cm" svg:viewBox="0 0 26 145" draw:points="0,145 26,145 26,0 0,0">
          <text:p/>
        </draw:polygon>
        <draw:polygon draw:style-name="gr6" draw:text-style-name="P7" draw:layer="layout" svg:width="1.974cm" svg:height="0.026cm" svg:x="15.77cm" svg:y="27.261cm" svg:viewBox="0 0 1975 27" draw:points="0,27 1975,27 1975,0 0,0">
          <text:p/>
        </draw:polygon>
        <draw:polygon draw:style-name="gr6" draw:text-style-name="P7" draw:layer="layout" svg:width="0.025cm" svg:height="0.144cm" svg:x="17.744cm" svg:y="27.261cm" svg:viewBox="0 0 26 145" draw:points="0,145 26,145 26,0 0,0">
          <text:p/>
        </draw:polygon>
        <draw:polygon draw:style-name="gr6" draw:text-style-name="P7" draw:layer="layout" svg:width="1.754cm" svg:height="0.026cm" svg:x="17.769cm" svg:y="27.261cm" svg:viewBox="0 0 1755 27" draw:points="0,27 1755,27 1755,0 0,0">
          <text:p/>
        </draw:polygon>
        <draw:polygon draw:style-name="gr6" draw:text-style-name="P7" draw:layer="layout" svg:width="0.025cm" svg:height="0.144cm" svg:x="19.523cm" svg:y="27.261cm" svg:viewBox="0 0 26 145" draw:points="0,145 26,145 26,0 0,0">
          <text:p/>
        </draw:polygon>
        <draw:polygon draw:style-name="gr6" draw:text-style-name="P7" draw:layer="layout" svg:width="14.941cm" svg:height="0.118cm" svg:x="0.821cm" svg:y="27.871cm" svg:viewBox="0 0 14942 119" draw:points="0,119 14942,119 14942,0 0,0">
          <text:p/>
        </draw:polygon>
        <draw:polygon draw:style-name="gr6" draw:text-style-name="P7" draw:layer="layout" svg:width="0.025cm" svg:height="0.584cm" svg:x="0.804cm" svg:y="27.405cm" svg:viewBox="0 0 26 585" draw:points="0,585 26,585 26,0 0,0">
          <text:p/>
        </draw:polygon>
        <draw:polygon draw:style-name="gr6" draw:text-style-name="P7" draw:layer="layout" svg:width="0.025cm" svg:height="0.026cm" svg:x="0.804cm" svg:y="27.989cm" svg:viewBox="0 0 26 27" draw:points="0,27 26,27 26,0 0,0">
          <text:p/>
        </draw:polygon>
        <draw:polygon draw:style-name="gr6" draw:text-style-name="P7" draw:layer="layout" svg:width="0.025cm" svg:height="0.026cm" svg:x="0.804cm" svg:y="27.989cm" svg:viewBox="0 0 26 27" draw:points="0,27 26,27 26,0 0,0">
          <text:p/>
        </draw:polygon>
        <draw:polygon draw:style-name="gr6" draw:text-style-name="P7" draw:layer="layout" svg:width="14.916cm" svg:height="0.026cm" svg:x="0.829cm" svg:y="27.989cm" svg:viewBox="0 0 14917 27" draw:points="0,27 14917,27 14917,0 0,0">
          <text:p/>
        </draw:polygon>
        <draw:polygon draw:style-name="gr6" draw:text-style-name="P7" draw:layer="layout" svg:width="0.025cm" svg:height="0.584cm" svg:x="15.745cm" svg:y="27.405cm" svg:viewBox="0 0 26 585" draw:points="0,585 26,585 26,0 0,0">
          <text:p/>
        </draw:polygon>
        <draw:polygon draw:style-name="gr6" draw:text-style-name="P7" draw:layer="layout" svg:width="0.025cm" svg:height="0.026cm" svg:x="15.745cm" svg:y="27.989cm" svg:viewBox="0 0 26 27" draw:points="0,27 26,27 26,0 0,0">
          <text:p/>
        </draw:polygon>
        <draw:polygon draw:style-name="gr6" draw:text-style-name="P7" draw:layer="layout" svg:width="1.974cm" svg:height="0.026cm" svg:x="15.77cm" svg:y="27.989cm" svg:viewBox="0 0 1975 27" draw:points="0,27 1975,27 1975,0 0,0">
          <text:p/>
        </draw:polygon>
        <draw:polygon draw:style-name="gr6" draw:text-style-name="P7" draw:layer="layout" svg:width="0.025cm" svg:height="0.584cm" svg:x="17.744cm" svg:y="27.405cm" svg:viewBox="0 0 26 585" draw:points="0,585 26,585 26,0 0,0">
          <text:p/>
        </draw:polygon>
        <draw:polygon draw:style-name="gr6" draw:text-style-name="P7" draw:layer="layout" svg:width="0.025cm" svg:height="0.026cm" svg:x="17.744cm" svg:y="27.989cm" svg:viewBox="0 0 26 27" draw:points="0,27 26,27 26,0 0,0">
          <text:p/>
        </draw:polygon>
        <draw:polygon draw:style-name="gr6" draw:text-style-name="P7" draw:layer="layout" svg:width="1.754cm" svg:height="0.026cm" svg:x="17.769cm" svg:y="27.989cm" svg:viewBox="0 0 1755 27" draw:points="0,27 1755,27 1755,0 0,0">
          <text:p/>
        </draw:polygon>
        <draw:polygon draw:style-name="gr6" draw:text-style-name="P7" draw:layer="layout" svg:width="0.025cm" svg:height="0.584cm" svg:x="19.523cm" svg:y="27.405cm" svg:viewBox="0 0 26 585" draw:points="0,585 26,585 26,0 0,0">
          <text:p/>
        </draw:polygon>
        <draw:polygon draw:style-name="gr6" draw:text-style-name="P7" draw:layer="layout" svg:width="0.025cm" svg:height="0.026cm" svg:x="19.523cm" svg:y="27.989cm" svg:viewBox="0 0 26 27" draw:points="0,27 26,27 26,0 0,0">
          <text:p/>
        </draw:polygon>
        <draw:polygon draw:style-name="gr6" draw:text-style-name="P7" draw:layer="layout" svg:width="0.025cm" svg:height="0.026cm" svg:x="19.523cm" svg:y="27.989cm" svg:viewBox="0 0 26 27" draw:points="0,27 26,27 26,0 0,0">
          <text:p/>
        </draw:polygon>
        <draw:frame draw:style-name="gr4" draw:text-style-name="P5" draw:layer="layout" svg:width="0.355cm" svg:height="0.399cm" svg:x="17.88cm" svg:y="27.456cm">
          <draw:text-box>
            <text:p text:style-name="P1"><text:span text:style-name="T3"><text:s/></text:span></text:p>
          </draw:text-box>
        </draw:frame>
        <draw:polygon draw:style-name="gr6" draw:text-style-name="P7" draw:layer="layout" svg:width="0.348cm" svg:height="1.609cm" svg:x="0.855cm" svg:y="2.218cm" svg:viewBox="0 0 349 1610" draw:points="0,1610 349,1610 349,0 0,0">
          <text:p/>
        </draw:polygon>
        <draw:polygon draw:style-name="gr6" draw:text-style-name="P7" draw:layer="layout" svg:width="0.128cm" svg:height="0.457cm" svg:x="0.965cm" svg:y="2.337cm" svg:viewBox="0 0 129 458" draw:points="0,458 129,458 129,0 0,0">
          <text:p/>
        </draw:polygon>
        <draw:frame draw:style-name="gr9" draw:text-style-name="P10" draw:layer="layout" svg:width="0.033cm" svg:height="0.039cm" svg:x="1.753cm" svg:y="28.349cm">
          <draw:text-box>
            <text:p text:style-name="P1"><text:span text:style-name="T7"><text:s/></text:span></text:p>
          </draw:text-box>
        </draw:frame>
        <draw:polygon draw:style-name="gr6" draw:text-style-name="P7" draw:layer="layout" svg:width="14.483cm" svg:height="1.609cm" svg:x="1.228cm" svg:y="2.218cm" svg:viewBox="0 0 14484 1610" draw:points="0,1610 14484,1610 14484,0 0,0">
          <text:p/>
        </draw:polygon>
        <draw:polygon draw:style-name="gr6" draw:text-style-name="P7" draw:layer="layout" svg:width="14.263cm" svg:height="0.457cm" svg:x="1.338cm" svg:y="2.337cm" svg:viewBox="0 0 14264 458" draw:points="0,458 14264,458 14264,0 0,0">
          <text:p/>
        </draw:polygon>
        <draw:frame draw:style-name="gr4" draw:text-style-name="P5" draw:layer="layout" svg:width="0.355cm" svg:height="0.399cm" svg:x="0.965cm" svg:y="2.38cm">
          <draw:text-box>
            <text:p text:style-name="P1"><text:span text:style-name="T3"><text:s/></text:span></text:p>
          </draw:text-box>
        </draw:frame>
        <draw:polygon draw:style-name="gr6" draw:text-style-name="P7" draw:layer="layout" svg:width="1.973cm" svg:height="1.609cm" svg:x="15.737cm" svg:y="2.218cm" svg:viewBox="0 0 1974 1610" draw:points="0,1610 1974,1610 1974,0 0,0">
          <text:p/>
        </draw:polygon>
        <draw:polygon draw:style-name="gr6" draw:text-style-name="P7" draw:layer="layout" svg:width="1.762cm" svg:height="0.457cm" svg:x="15.847cm" svg:y="2.337cm" svg:viewBox="0 0 1763 458" draw:points="0,458 1763,458 1763,0 0,0">
          <text:p/>
        </draw:polygon>
        <draw:frame draw:style-name="gr4" draw:text-style-name="P5" draw:layer="layout" svg:width="5.112cm" svg:height="0.399cm" svg:x="1.339cm" svg:y="2.38cm">
          <draw:text-box>
            <text:p text:style-name="P1"><text:span text:style-name="T3">Die Schülerin / Der Schüler … </text:span></text:p>
          </draw:text-box>
        </draw:frame>
        <draw:polygon draw:style-name="gr6" draw:text-style-name="P7" draw:layer="layout" svg:width="1.762cm" svg:height="0.457cm" svg:x="15.847cm" svg:y="2.794cm" svg:viewBox="0 0 1763 458" draw:points="0,458 1763,458 1763,0 0,0">
          <text:p/>
        </draw:polygon>
        <draw:frame draw:style-name="gr4" draw:text-style-name="P5" draw:layer="layout" svg:width="1.725cm" svg:height="0.399cm" svg:x="15.847cm" svg:y="2.38cm">
          <draw:text-box>
            <text:p text:style-name="P1"><text:span text:style-name="T3">erreichba-</text:span></text:p>
          </draw:text-box>
        </draw:frame>
        <draw:polygon draw:style-name="gr6" draw:text-style-name="P7" draw:layer="layout" svg:width="1.762cm" svg:height="0.458cm" svg:x="15.847cm" svg:y="3.251cm" svg:viewBox="0 0 1763 459" draw:points="0,459 1763,459 1763,0 0,0">
          <text:p/>
        </draw:polygon>
        <draw:frame draw:style-name="gr4" draw:text-style-name="P5" draw:layer="layout" svg:width="1.543cm" svg:height="0.399cm" svg:x="15.847cm" svg:y="2.837cm">
          <draw:text-box>
            <text:p text:style-name="P1"><text:span text:style-name="T3">re Punkt-</text:span></text:p>
          </draw:text-box>
        </draw:frame>
        <draw:polygon draw:style-name="gr6" draw:text-style-name="P7" draw:layer="layout" svg:width="1.762cm" svg:height="1.609cm" svg:x="17.735cm" svg:y="2.218cm" svg:viewBox="0 0 1763 1610" draw:points="0,1610 1763,1610 1763,0 0,0">
          <text:p/>
        </draw:polygon>
        <draw:polygon draw:style-name="gr6" draw:text-style-name="P7" draw:layer="layout" svg:width="1.551cm" svg:height="0.457cm" svg:x="17.845cm" svg:y="2.337cm" svg:viewBox="0 0 1552 458" draw:points="0,458 1552,458 1552,0 0,0">
          <text:p/>
        </draw:polygon>
        <draw:frame draw:style-name="gr4" draw:text-style-name="P5" draw:layer="layout" svg:width="0.789cm" svg:height="0.399cm" svg:x="15.847cm" svg:y="3.294cm">
          <draw:text-box>
            <text:p text:style-name="P1"><text:span text:style-name="T3">zahl </text:span></text:p>
          </draw:text-box>
        </draw:frame>
        <draw:polygon draw:style-name="gr6" draw:text-style-name="P7" draw:layer="layout" svg:width="1.551cm" svg:height="0.457cm" svg:x="17.845cm" svg:y="2.794cm" svg:viewBox="0 0 1552 458" draw:points="0,458 1552,458 1552,0 0,0">
          <text:p/>
        </draw:polygon>
        <draw:frame draw:style-name="gr4" draw:text-style-name="P5" draw:layer="layout" svg:width="1.606cm" svg:height="0.399cm" svg:x="17.846cm" svg:y="2.38cm">
          <draw:text-box>
            <text:p text:style-name="P1"><text:span text:style-name="T3">erreichte </text:span></text:p>
          </draw:text-box>
        </draw:frame>
        <draw:polygon draw:style-name="gr6" draw:text-style-name="P7" draw:layer="layout" svg:width="1.551cm" svg:height="0.458cm" svg:x="17.845cm" svg:y="3.251cm" svg:viewBox="0 0 1552 459" draw:points="0,459 1552,459 1552,0 0,0">
          <text:p/>
        </draw:polygon>
        <draw:frame draw:style-name="gr4" draw:text-style-name="P5" draw:layer="layout" svg:width="1.107cm" svg:height="0.399cm" svg:x="17.846cm" svg:y="2.837cm">
          <draw:text-box>
            <text:p text:style-name="P1"><text:span text:style-name="T3">Punkt-</text:span></text:p>
          </draw:text-box>
        </draw:frame>
        <draw:polygon draw:style-name="gr6" draw:text-style-name="P7" draw:layer="layout" svg:width="0.026cm" svg:height="0.144cm" svg:x="0.829cm" svg:y="2.193cm" svg:viewBox="0 0 27 145" draw:points="0,145 27,145 27,0 0,0">
          <text:p/>
        </draw:polygon>
        <draw:polygon draw:style-name="gr6" draw:text-style-name="P7" draw:layer="layout" svg:width="0.026cm" svg:height="0.025cm" svg:x="0.829cm" svg:y="2.193cm" svg:viewBox="0 0 27 26" draw:points="0,26 27,26 27,0 0,0">
          <text:p/>
        </draw:polygon>
        <draw:polygon draw:style-name="gr6" draw:text-style-name="P7" draw:layer="layout" svg:width="0.348cm" svg:height="0.025cm" svg:x="0.855cm" svg:y="2.193cm" svg:viewBox="0 0 349 26" draw:points="0,26 349,26 349,0 0,0">
          <text:p/>
        </draw:polygon>
        <draw:polygon draw:style-name="gr6" draw:text-style-name="P7" draw:layer="layout" svg:width="0.348cm" svg:height="0.119cm" svg:x="0.855cm" svg:y="2.218cm" svg:viewBox="0 0 349 120" draw:points="0,120 349,120 349,0 0,0">
          <text:p/>
        </draw:polygon>
        <draw:polygon draw:style-name="gr8" draw:text-style-name="P9" draw:layer="layout" svg:width="0.025cm" svg:height="0.119cm" svg:x="1.203cm" svg:y="2.218cm" svg:viewBox="0 0 26 120" draw:points="0,120 26,120 26,0 0,0">
          <text:p/>
        </draw:polygon>
        <draw:polygon draw:style-name="gr6" draw:text-style-name="P7" draw:layer="layout" svg:width="0.025cm" svg:height="0.025cm" svg:x="1.203cm" svg:y="2.193cm" svg:viewBox="0 0 26 26" draw:points="0,26 26,26 26,0 0,0">
          <text:p/>
        </draw:polygon>
        <draw:polygon draw:style-name="gr6" draw:text-style-name="P7" draw:layer="layout" svg:width="14.483cm" svg:height="0.025cm" svg:x="1.228cm" svg:y="2.193cm" svg:viewBox="0 0 14484 26" draw:points="0,26 14484,26 14484,0 0,0">
          <text:p/>
        </draw:polygon>
        <draw:polygon draw:style-name="gr6" draw:text-style-name="P7" draw:layer="layout" svg:width="14.483cm" svg:height="0.119cm" svg:x="1.228cm" svg:y="2.218cm" svg:viewBox="0 0 14484 120" draw:points="0,120 14484,120 14484,0 0,0">
          <text:p/>
        </draw:polygon>
        <draw:polygon draw:style-name="gr8" draw:text-style-name="P9" draw:layer="layout" svg:width="0.026cm" svg:height="0.119cm" svg:x="15.711cm" svg:y="2.218cm" svg:viewBox="0 0 27 120" draw:points="0,120 27,120 27,0 0,0">
          <text:p/>
        </draw:polygon>
        <draw:polygon draw:style-name="gr6" draw:text-style-name="P7" draw:layer="layout" svg:width="0.026cm" svg:height="0.025cm" svg:x="15.711cm" svg:y="2.193cm" svg:viewBox="0 0 27 26" draw:points="0,26 27,26 27,0 0,0">
          <text:p/>
        </draw:polygon>
        <draw:polygon draw:style-name="gr6" draw:text-style-name="P7" draw:layer="layout" svg:width="1.973cm" svg:height="0.025cm" svg:x="15.737cm" svg:y="2.193cm" svg:viewBox="0 0 1974 26" draw:points="0,26 1974,26 1974,0 0,0">
          <text:p/>
        </draw:polygon>
        <draw:polygon draw:style-name="gr6" draw:text-style-name="P7" draw:layer="layout" svg:width="1.973cm" svg:height="0.119cm" svg:x="15.737cm" svg:y="2.218cm" svg:viewBox="0 0 1974 120" draw:points="0,120 1974,120 1974,0 0,0">
          <text:p/>
        </draw:polygon>
        <draw:polygon draw:style-name="gr8" draw:text-style-name="P9" draw:layer="layout" svg:width="0.025cm" svg:height="0.119cm" svg:x="17.71cm" svg:y="2.218cm" svg:viewBox="0 0 26 120" draw:points="0,120 26,120 26,0 0,0">
          <text:p/>
        </draw:polygon>
        <draw:polygon draw:style-name="gr6" draw:text-style-name="P7" draw:layer="layout" svg:width="0.025cm" svg:height="0.025cm" svg:x="17.71cm" svg:y="2.193cm" svg:viewBox="0 0 26 26" draw:points="0,26 26,26 26,0 0,0">
          <text:p/>
        </draw:polygon>
        <draw:polygon draw:style-name="gr6" draw:text-style-name="P7" draw:layer="layout" svg:width="1.762cm" svg:height="0.025cm" svg:x="17.735cm" svg:y="2.193cm" svg:viewBox="0 0 1763 26" draw:points="0,26 1763,26 1763,0 0,0">
          <text:p/>
        </draw:polygon>
        <draw:polygon draw:style-name="gr6" draw:text-style-name="P7" draw:layer="layout" svg:width="1.762cm" svg:height="0.119cm" svg:x="17.735cm" svg:y="2.218cm" svg:viewBox="0 0 1763 120" draw:points="0,120 1763,120 1763,0 0,0">
          <text:p/>
        </draw:polygon>
        <draw:polygon draw:style-name="gr6" draw:text-style-name="P7" draw:layer="layout" svg:width="0.025cm" svg:height="0.144cm" svg:x="19.498cm" svg:y="2.193cm" svg:viewBox="0 0 26 145" draw:points="0,145 26,145 26,0 0,0">
          <text:p/>
        </draw:polygon>
        <draw:polygon draw:style-name="gr6" draw:text-style-name="P7" draw:layer="layout" svg:width="0.025cm" svg:height="0.025cm" svg:x="19.498cm" svg:y="2.193cm" svg:viewBox="0 0 26 26" draw:points="0,26 26,26 26,0 0,0">
          <text:p/>
        </draw:polygon>
        <draw:polygon draw:style-name="gr6" draw:text-style-name="P7" draw:layer="layout" svg:width="0.365cm" svg:height="0.118cm" svg:x="0.846cm" svg:y="3.709cm" svg:viewBox="0 0 366 119" draw:points="0,119 366,119 366,0 0,0">
          <text:p/>
        </draw:polygon>
        <draw:polygon draw:style-name="gr6" draw:text-style-name="P7" draw:layer="layout" svg:width="0.026cm" svg:height="1.49cm" svg:x="0.829cm" svg:y="2.337cm" svg:viewBox="0 0 27 1491" draw:points="0,1491 27,1491 27,0 0,0">
          <text:p/>
        </draw:polygon>
        <draw:polygon draw:style-name="gr6" draw:text-style-name="P7" draw:layer="layout" svg:width="14.499cm" svg:height="0.118cm" svg:x="1.22cm" svg:y="3.709cm" svg:viewBox="0 0 14500 119" draw:points="0,119 14500,119 14500,0 0,0">
          <text:p/>
        </draw:polygon>
        <draw:polygon draw:style-name="gr8" draw:text-style-name="P9" draw:layer="layout" svg:width="0.025cm" svg:height="1.49cm" svg:x="1.203cm" svg:y="2.337cm" svg:viewBox="0 0 26 1491" draw:points="0,1491 26,1491 26,0 0,0">
          <text:p/>
        </draw:polygon>
        <draw:polygon draw:style-name="gr6" draw:text-style-name="P7" draw:layer="layout" svg:width="1.999cm" svg:height="0.118cm" svg:x="15.728cm" svg:y="3.709cm" svg:viewBox="0 0 2000 119" draw:points="0,119 2000,119 2000,0 0,0">
          <text:p/>
        </draw:polygon>
        <draw:polygon draw:style-name="gr8" draw:text-style-name="P9" draw:layer="layout" svg:width="0.026cm" svg:height="1.49cm" svg:x="15.711cm" svg:y="2.337cm" svg:viewBox="0 0 27 1491" draw:points="0,1491 27,1491 27,0 0,0">
          <text:p/>
        </draw:polygon>
        <draw:polygon draw:style-name="gr6" draw:text-style-name="P7" draw:layer="layout" svg:width="1.787cm" svg:height="0.118cm" svg:x="17.727cm" svg:y="3.709cm" svg:viewBox="0 0 1788 119" draw:points="0,119 1788,119 1788,0 0,0">
          <text:p/>
        </draw:polygon>
        <draw:polygon draw:style-name="gr8" draw:text-style-name="P9" draw:layer="layout" svg:width="0.025cm" svg:height="1.49cm" svg:x="17.71cm" svg:y="2.337cm" svg:viewBox="0 0 26 1491" draw:points="0,1491 26,1491 26,0 0,0">
          <text:p/>
        </draw:polygon>
        <draw:polygon draw:style-name="gr6" draw:text-style-name="P7" draw:layer="layout" svg:width="0.025cm" svg:height="1.49cm" svg:x="19.498cm" svg:y="2.337cm" svg:viewBox="0 0 26 1491" draw:points="0,1491 26,1491 26,0 0,0">
          <text:p/>
        </draw:polygon>
        <draw:polygon draw:style-name="gr6" draw:text-style-name="P7" draw:layer="layout" svg:width="0.348cm" svg:height="13.229cm" svg:x="0.855cm" svg:y="3.861cm" svg:viewBox="0 0 349 13230" draw:points="0,13230 349,13230 349,0 0,0">
          <text:p/>
        </draw:polygon>
        <draw:polygon draw:style-name="gr6" draw:text-style-name="P7" draw:layer="layout" svg:width="0.128cm" svg:height="0.457cm" svg:x="0.965cm" svg:y="3.98cm" svg:viewBox="0 0 129 458" draw:points="0,458 129,458 129,0 0,0">
          <text:p/>
        </draw:polygon>
        <draw:frame draw:style-name="gr4" draw:text-style-name="P5" draw:layer="layout" svg:width="0.789cm" svg:height="0.399cm" svg:x="17.846cm" svg:y="3.294cm">
          <draw:text-box>
            <text:p text:style-name="P1"><text:span text:style-name="T3">zahl </text:span></text:p>
          </draw:text-box>
        </draw:frame>
        <draw:frame draw:style-name="gr4" draw:text-style-name="P5" draw:layer="layout" svg:width="0.355cm" svg:height="0.399cm" svg:x="0.965cm" svg:y="4.0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45cm" svg:height="0.399cm" svg:x="1.339cm" svg:y="4.022cm">
          <draw:text-box>
            <text:p text:style-name="P1"><text:span text:style-name="T6">formuliert eine informative Einleitung: Autor, Textsorte Erscheinungsjahr, Titel, Thema bzw. </text:span></text:p>
          </draw:text-box>
        </draw:frame>
        <draw:frame draw:style-name="gr4" draw:text-style-name="P5" draw:layer="layout" svg:width="3.274cm" svg:height="0.399cm" svg:x="1.339cm" svg:y="4.481cm">
          <draw:text-box>
            <text:p text:style-name="P1"><text:span text:style-name="T6">Deutungshypothese </text:span></text:p>
          </draw:text-box>
        </draw:frame>
        <draw:frame draw:style-name="gr4" draw:text-style-name="P5" draw:layer="layout" svg:width="0.355cm" svg:height="0.399cm" svg:x="1.339cm" svg:y="4.93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6.627cm" svg:y="4.022cm">
          <draw:text-box>
            <text:p text:style-name="P1"><text:span text:style-name="T6">2 </text:span></text:p>
          </draw:text-box>
        </draw:frame>
        <draw:polygon draw:style-name="gr6" draw:text-style-name="P7" draw:layer="layout" svg:width="0.026cm" svg:height="0.144cm" svg:x="0.829cm" svg:y="3.827cm" svg:viewBox="0 0 27 145" draw:points="0,145 27,145 27,0 0,0">
          <text:p/>
        </draw:polygon>
        <draw:polygon draw:style-name="gr8" draw:text-style-name="P9" draw:layer="layout" svg:width="0.348cm" svg:height="0.026cm" svg:x="0.855cm" svg:y="3.827cm" svg:viewBox="0 0 349 27" draw:points="0,27 349,27 349,0 0,0">
          <text:p/>
        </draw:polygon>
        <draw:polygon draw:style-name="gr6" draw:text-style-name="P7" draw:layer="layout" svg:width="0.348cm" svg:height="0.118cm" svg:x="0.855cm" svg:y="3.853cm" svg:viewBox="0 0 349 119" draw:points="0,119 349,119 349,0 0,0">
          <text:p/>
        </draw:polygon>
        <draw:polygon draw:style-name="gr6" draw:text-style-name="P7" draw:layer="layout" svg:width="0.025cm" svg:height="0.144cm" svg:x="1.203cm" svg:y="3.827cm" svg:viewBox="0 0 26 145" draw:points="0,145 26,145 26,0 0,0">
          <text:p/>
        </draw:polygon>
        <draw:polygon draw:style-name="gr6" draw:text-style-name="P7" draw:layer="layout" svg:width="14.483cm" svg:height="0.026cm" svg:x="1.228cm" svg:y="3.827cm" svg:viewBox="0 0 14484 27" draw:points="0,27 14484,27 14484,0 0,0">
          <text:p/>
        </draw:polygon>
        <draw:polygon draw:style-name="gr6" draw:text-style-name="P7" draw:layer="layout" svg:width="0.026cm" svg:height="0.144cm" svg:x="15.711cm" svg:y="3.827cm" svg:viewBox="0 0 27 145" draw:points="0,145 27,145 27,0 0,0">
          <text:p/>
        </draw:polygon>
        <draw:polygon draw:style-name="gr6" draw:text-style-name="P7" draw:layer="layout" svg:width="1.973cm" svg:height="0.026cm" svg:x="15.737cm" svg:y="3.827cm" svg:viewBox="0 0 1974 27" draw:points="0,27 1974,27 1974,0 0,0">
          <text:p/>
        </draw:polygon>
        <draw:polygon draw:style-name="gr6" draw:text-style-name="P7" draw:layer="layout" svg:width="0.025cm" svg:height="0.144cm" svg:x="17.71cm" svg:y="3.827cm" svg:viewBox="0 0 26 145" draw:points="0,145 26,145 26,0 0,0">
          <text:p/>
        </draw:polygon>
        <draw:polygon draw:style-name="gr6" draw:text-style-name="P7" draw:layer="layout" svg:width="1.762cm" svg:height="0.026cm" svg:x="17.735cm" svg:y="3.827cm" svg:viewBox="0 0 1763 27" draw:points="0,27 1763,27 1763,0 0,0">
          <text:p/>
        </draw:polygon>
        <draw:polygon draw:style-name="gr6" draw:text-style-name="P7" draw:layer="layout" svg:width="0.025cm" svg:height="0.144cm" svg:x="19.498cm" svg:y="3.827cm" svg:viewBox="0 0 26 145" draw:points="0,145 26,145 26,0 0,0">
          <text:p/>
        </draw:polygon>
        <draw:polygon draw:style-name="gr6" draw:text-style-name="P7" draw:layer="layout" svg:width="0.026cm" svg:height="1.5cm" svg:x="0.829cm" svg:y="3.971cm" svg:viewBox="0 0 27 1501" draw:points="0,1501 27,1501 27,0 0,0">
          <text:p/>
        </draw:polygon>
        <draw:polygon draw:style-name="gr6" draw:text-style-name="P7" draw:layer="layout" svg:width="0.025cm" svg:height="1.5cm" svg:x="1.203cm" svg:y="3.971cm" svg:viewBox="0 0 26 1501" draw:points="0,1501 26,1501 26,0 0,0">
          <text:p/>
        </draw:polygon>
        <draw:polygon draw:style-name="gr6" draw:text-style-name="P7" draw:layer="layout" svg:width="0.026cm" svg:height="1.5cm" svg:x="15.711cm" svg:y="3.971cm" svg:viewBox="0 0 27 1501" draw:points="0,1501 27,1501 27,0 0,0">
          <text:p/>
        </draw:polygon>
        <draw:polygon draw:style-name="gr6" draw:text-style-name="P7" draw:layer="layout" svg:width="0.025cm" svg:height="1.5cm" svg:x="17.71cm" svg:y="3.971cm" svg:viewBox="0 0 26 1501" draw:points="0,1501 26,1501 26,0 0,0">
          <text:p/>
        </draw:polygon>
        <draw:polygon draw:style-name="gr6" draw:text-style-name="P7" draw:layer="layout" svg:width="0.025cm" svg:height="1.5cm" svg:x="19.498cm" svg:y="3.971cm" svg:viewBox="0 0 26 1501" draw:points="0,1501 26,1501 26,0 0,0">
          <text:p/>
        </draw:polygon>
        <draw:frame draw:style-name="gr4" draw:text-style-name="P5" draw:layer="layout" svg:width="0.355cm" svg:height="0.399cm" svg:x="18.617cm" svg:y="4.02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0.297cm" svg:height="0.399cm" svg:x="1.339cm" svg:y="5.666cm">
          <draw:text-box>
            <text:p text:style-name="P1"><text:span text:style-name="T6">fasst die Geschichte mit eigenen Worten inhaltlich richtig, knapp <text:s/></text:span></text:p>
          </draw:text-box>
        </draw:frame>
        <draw:frame draw:style-name="gr4" draw:text-style-name="P5" draw:layer="layout" svg:width="4.024cm" svg:height="0.399cm" svg:x="1.339cm" svg:y="6.123cm">
          <draw:text-box>
            <text:p text:style-name="P1"><text:span text:style-name="T6">und sachlich zusammen. </text:span></text:p>
          </draw:text-box>
        </draw:frame>
        <draw:frame draw:style-name="gr4" draw:text-style-name="P5" draw:layer="layout" svg:width="0.355cm" svg:height="0.399cm" svg:x="1.339cm" svg:y="6.5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6.627cm" svg:y="5.666cm">
          <draw:text-box>
            <text:p text:style-name="P1"><text:span text:style-name="T6">4 </text:span></text:p>
          </draw:text-box>
        </draw:frame>
        <draw:polygon draw:style-name="gr6" draw:text-style-name="P7" draw:layer="layout" svg:width="0.026cm" svg:height="0.144cm" svg:x="0.829cm" svg:y="5.471cm" svg:viewBox="0 0 27 145" draw:points="0,145 27,145 27,0 0,0">
          <text:p/>
        </draw:polygon>
        <draw:polygon draw:style-name="gr6" draw:text-style-name="P7" draw:layer="layout" svg:width="0.025cm" svg:height="0.144cm" svg:x="1.203cm" svg:y="5.471cm" svg:viewBox="0 0 26 145" draw:points="0,145 26,145 26,0 0,0">
          <text:p/>
        </draw:polygon>
        <draw:polygon draw:style-name="gr6" draw:text-style-name="P7" draw:layer="layout" svg:width="14.483cm" svg:height="0.025cm" svg:x="1.228cm" svg:y="5.471cm" svg:viewBox="0 0 14484 26" draw:points="0,26 14484,26 14484,0 0,0">
          <text:p/>
        </draw:polygon>
        <draw:polygon draw:style-name="gr6" draw:text-style-name="P7" draw:layer="layout" svg:width="0.026cm" svg:height="0.144cm" svg:x="15.711cm" svg:y="5.471cm" svg:viewBox="0 0 27 145" draw:points="0,145 27,145 27,0 0,0">
          <text:p/>
        </draw:polygon>
        <draw:polygon draw:style-name="gr6" draw:text-style-name="P7" draw:layer="layout" svg:width="1.973cm" svg:height="0.025cm" svg:x="15.737cm" svg:y="5.471cm" svg:viewBox="0 0 1974 26" draw:points="0,26 1974,26 1974,0 0,0">
          <text:p/>
        </draw:polygon>
        <draw:polygon draw:style-name="gr6" draw:text-style-name="P7" draw:layer="layout" svg:width="0.025cm" svg:height="0.144cm" svg:x="17.71cm" svg:y="5.471cm" svg:viewBox="0 0 26 145" draw:points="0,145 26,145 26,0 0,0">
          <text:p/>
        </draw:polygon>
        <draw:polygon draw:style-name="gr6" draw:text-style-name="P7" draw:layer="layout" svg:width="1.762cm" svg:height="0.025cm" svg:x="17.735cm" svg:y="5.471cm" svg:viewBox="0 0 1763 26" draw:points="0,26 1763,26 1763,0 0,0">
          <text:p/>
        </draw:polygon>
        <draw:polygon draw:style-name="gr6" draw:text-style-name="P7" draw:layer="layout" svg:width="0.025cm" svg:height="0.144cm" svg:x="19.498cm" svg:y="5.471cm" svg:viewBox="0 0 26 145" draw:points="0,145 26,145 26,0 0,0">
          <text:p/>
        </draw:polygon>
        <draw:polygon draw:style-name="gr6" draw:text-style-name="P7" draw:layer="layout" svg:width="0.026cm" svg:height="1.498cm" svg:x="0.829cm" svg:y="5.615cm" svg:viewBox="0 0 27 1499" draw:points="0,1499 27,1499 27,0 0,0">
          <text:p/>
        </draw:polygon>
        <draw:polygon draw:style-name="gr6" draw:text-style-name="P7" draw:layer="layout" svg:width="0.025cm" svg:height="1.498cm" svg:x="1.203cm" svg:y="5.615cm" svg:viewBox="0 0 26 1499" draw:points="0,1499 26,1499 26,0 0,0">
          <text:p/>
        </draw:polygon>
        <draw:polygon draw:style-name="gr6" draw:text-style-name="P7" draw:layer="layout" svg:width="0.026cm" svg:height="1.498cm" svg:x="15.711cm" svg:y="5.615cm" svg:viewBox="0 0 27 1499" draw:points="0,1499 27,1499 27,0 0,0">
          <text:p/>
        </draw:polygon>
        <draw:polygon draw:style-name="gr6" draw:text-style-name="P7" draw:layer="layout" svg:width="0.025cm" svg:height="1.498cm" svg:x="17.71cm" svg:y="5.615cm" svg:viewBox="0 0 26 1499" draw:points="0,1499 26,1499 26,0 0,0">
          <text:p/>
        </draw:polygon>
        <draw:polygon draw:style-name="gr6" draw:text-style-name="P7" draw:layer="layout" svg:width="0.025cm" svg:height="1.498cm" svg:x="19.498cm" svg:y="5.615cm" svg:viewBox="0 0 26 1499" draw:points="0,1499 26,1499 26,0 0,0">
          <text:p/>
        </draw:polygon>
        <draw:frame draw:style-name="gr4" draw:text-style-name="P5" draw:layer="layout" svg:width="0.355cm" svg:height="0.399cm" svg:x="18.617cm" svg:y="5.66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701cm" svg:height="0.399cm" svg:x="1.339cm" svg:y="7.309cm">
          <draw:text-box>
            <text:p text:style-name="P1"><text:span text:style-name="T6">beschreibt die Struktur und den formalen Aufbau des Textes, </text:span></text:p>
          </draw:text-box>
        </draw:frame>
        <draw:frame draw:style-name="gr4" draw:text-style-name="P5" draw:layer="layout" svg:width="0.806cm" svg:height="0.399cm" svg:x="1.339cm" svg:y="7.766cm">
          <draw:text-box>
            <text:p text:style-name="P1"><text:span text:style-name="T6">z.B. <text:s/></text:span></text:p>
          </draw:text-box>
        </draw:frame>
        <draw:frame draw:style-name="gr4" draw:text-style-name="P5" draw:layer="layout" svg:width="0.455cm" svg:height="0.399cm" svg:x="1.339cm" svg:y="8.224cm">
          <draw:text-box>
            <text:p text:style-name="P1"><text:span text:style-name="T6">… </text:span></text:p>
          </draw:text-box>
        </draw:frame>
        <draw:frame draw:style-name="gr4" draw:text-style-name="P5" draw:layer="layout" svg:width="0.355cm" svg:height="0.399cm" svg:x="1.339cm" svg:y="8.68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9.13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9.60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6.627cm" svg:y="7.309cm">
          <draw:text-box>
            <text:p text:style-name="P1"><text:span text:style-name="T6">6 </text:span></text:p>
          </draw:text-box>
        </draw:frame>
        <draw:polygon draw:style-name="gr6" draw:text-style-name="P7" draw:layer="layout" svg:width="0.026cm" svg:height="0.144cm" svg:x="0.829cm" svg:y="7.113cm" svg:viewBox="0 0 27 145" draw:points="0,145 27,145 27,0 0,0">
          <text:p/>
        </draw:polygon>
        <draw:polygon draw:style-name="gr6" draw:text-style-name="P7" draw:layer="layout" svg:width="0.025cm" svg:height="0.144cm" svg:x="1.203cm" svg:y="7.113cm" svg:viewBox="0 0 26 145" draw:points="0,145 26,145 26,0 0,0">
          <text:p/>
        </draw:polygon>
        <draw:polygon draw:style-name="gr6" draw:text-style-name="P7" draw:layer="layout" svg:width="14.483cm" svg:height="0.026cm" svg:x="1.228cm" svg:y="7.113cm" svg:viewBox="0 0 14484 27" draw:points="0,27 14484,27 14484,0 0,0">
          <text:p/>
        </draw:polygon>
        <draw:polygon draw:style-name="gr6" draw:text-style-name="P7" draw:layer="layout" svg:width="0.026cm" svg:height="0.144cm" svg:x="15.711cm" svg:y="7.113cm" svg:viewBox="0 0 27 145" draw:points="0,145 27,145 27,0 0,0">
          <text:p/>
        </draw:polygon>
        <draw:polygon draw:style-name="gr6" draw:text-style-name="P7" draw:layer="layout" svg:width="1.973cm" svg:height="0.026cm" svg:x="15.737cm" svg:y="7.113cm" svg:viewBox="0 0 1974 27" draw:points="0,27 1974,27 1974,0 0,0">
          <text:p/>
        </draw:polygon>
        <draw:polygon draw:style-name="gr6" draw:text-style-name="P7" draw:layer="layout" svg:width="0.025cm" svg:height="0.144cm" svg:x="17.71cm" svg:y="7.113cm" svg:viewBox="0 0 26 145" draw:points="0,145 26,145 26,0 0,0">
          <text:p/>
        </draw:polygon>
        <draw:polygon draw:style-name="gr6" draw:text-style-name="P7" draw:layer="layout" svg:width="1.762cm" svg:height="0.026cm" svg:x="17.735cm" svg:y="7.113cm" svg:viewBox="0 0 1763 27" draw:points="0,27 1763,27 1763,0 0,0">
          <text:p/>
        </draw:polygon>
        <draw:polygon draw:style-name="gr6" draw:text-style-name="P7" draw:layer="layout" svg:width="0.025cm" svg:height="0.144cm" svg:x="19.498cm" svg:y="7.113cm" svg:viewBox="0 0 26 145" draw:points="0,145 26,145 26,0 0,0">
          <text:p/>
        </draw:polygon>
        <draw:polygon draw:style-name="gr6" draw:text-style-name="P7" draw:layer="layout" svg:width="0.026cm" svg:height="2.88cm" svg:x="0.829cm" svg:y="7.257cm" svg:viewBox="0 0 27 2881" draw:points="0,2881 27,2881 27,0 0,0">
          <text:p/>
        </draw:polygon>
        <draw:polygon draw:style-name="gr6" draw:text-style-name="P7" draw:layer="layout" svg:width="0.025cm" svg:height="2.88cm" svg:x="1.203cm" svg:y="7.257cm" svg:viewBox="0 0 26 2881" draw:points="0,2881 26,2881 26,0 0,0">
          <text:p/>
        </draw:polygon>
        <draw:polygon draw:style-name="gr6" draw:text-style-name="P7" draw:layer="layout" svg:width="0.026cm" svg:height="2.88cm" svg:x="15.711cm" svg:y="7.257cm" svg:viewBox="0 0 27 2881" draw:points="0,2881 27,2881 27,0 0,0">
          <text:p/>
        </draw:polygon>
        <draw:polygon draw:style-name="gr6" draw:text-style-name="P7" draw:layer="layout" svg:width="0.025cm" svg:height="2.88cm" svg:x="17.71cm" svg:y="7.257cm" svg:viewBox="0 0 26 2881" draw:points="0,2881 26,2881 26,0 0,0">
          <text:p/>
        </draw:polygon>
        <draw:polygon draw:style-name="gr6" draw:text-style-name="P7" draw:layer="layout" svg:width="0.025cm" svg:height="2.88cm" svg:x="19.498cm" svg:y="7.257cm" svg:viewBox="0 0 26 2881" draw:points="0,2881 26,2881 26,0 0,0">
          <text:p/>
        </draw:polygon>
        <draw:frame draw:style-name="gr4" draw:text-style-name="P5" draw:layer="layout" svg:width="0.355cm" svg:height="0.399cm" svg:x="18.617cm" svg:y="7.30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4.37cm" svg:height="0.399cm" svg:x="1.339cm" svg:y="10.323cm">
          <draw:text-box>
            <text:p text:style-name="P1"><text:span text:style-name="T6">untersucht Figuren, Motive, Handlung, Kommunikation, Raum, Zeit, usw. unter dem thema-</text:span></text:p>
          </draw:text-box>
        </draw:frame>
        <draw:frame draw:style-name="gr4" draw:text-style-name="P5" draw:layer="layout" svg:width="4.875cm" svg:height="0.399cm" svg:x="1.339cm" svg:y="10.782cm">
          <draw:text-box>
            <text:p text:style-name="P1"><text:span text:style-name="T6">tischen Aspekt „</text:span><text:span text:style-name="T3">Familie</text:span><text:span text:style-name="T6">“; z.B.: </text:span></text:p>
          </draw:text-box>
        </draw:frame>
        <draw:frame draw:style-name="gr4" draw:text-style-name="P5" draw:layer="layout" svg:width="0.455cm" svg:height="0.399cm" svg:x="1.339cm" svg:y="11.239cm">
          <draw:text-box>
            <text:p text:style-name="P1"><text:span text:style-name="T6">… </text:span></text:p>
          </draw:text-box>
        </draw:frame>
        <draw:frame draw:style-name="gr4" draw:text-style-name="P5" draw:layer="layout" svg:width="0.355cm" svg:height="0.399cm" svg:x="1.339cm" svg:y="11.70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2.1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2.61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3.0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3.53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6.627cm" svg:y="10.323cm">
          <draw:text-box>
            <text:p text:style-name="P1"><text:span text:style-name="T6">8 </text:span></text:p>
          </draw:text-box>
        </draw:frame>
        <draw:polygon draw:style-name="gr6" draw:text-style-name="P7" draw:layer="layout" svg:width="0.026cm" svg:height="0.144cm" svg:x="0.829cm" svg:y="10.137cm" svg:viewBox="0 0 27 145" draw:points="0,145 27,145 27,0 0,0">
          <text:p/>
        </draw:polygon>
        <draw:polygon draw:style-name="gr6" draw:text-style-name="P7" draw:layer="layout" svg:width="0.025cm" svg:height="0.144cm" svg:x="1.203cm" svg:y="10.137cm" svg:viewBox="0 0 26 145" draw:points="0,145 26,145 26,0 0,0">
          <text:p/>
        </draw:polygon>
        <draw:polygon draw:style-name="gr6" draw:text-style-name="P7" draw:layer="layout" svg:width="14.483cm" svg:height="0.025cm" svg:x="1.228cm" svg:y="10.137cm" svg:viewBox="0 0 14484 26" draw:points="0,26 14484,26 14484,0 0,0">
          <text:p/>
        </draw:polygon>
        <draw:polygon draw:style-name="gr6" draw:text-style-name="P7" draw:layer="layout" svg:width="0.026cm" svg:height="0.144cm" svg:x="15.711cm" svg:y="10.137cm" svg:viewBox="0 0 27 145" draw:points="0,145 27,145 27,0 0,0">
          <text:p/>
        </draw:polygon>
        <draw:polygon draw:style-name="gr6" draw:text-style-name="P7" draw:layer="layout" svg:width="1.973cm" svg:height="0.025cm" svg:x="15.737cm" svg:y="10.137cm" svg:viewBox="0 0 1974 26" draw:points="0,26 1974,26 1974,0 0,0">
          <text:p/>
        </draw:polygon>
        <draw:polygon draw:style-name="gr6" draw:text-style-name="P7" draw:layer="layout" svg:width="0.025cm" svg:height="0.144cm" svg:x="17.71cm" svg:y="10.137cm" svg:viewBox="0 0 26 145" draw:points="0,145 26,145 26,0 0,0">
          <text:p/>
        </draw:polygon>
        <draw:polygon draw:style-name="gr6" draw:text-style-name="P7" draw:layer="layout" svg:width="1.762cm" svg:height="0.025cm" svg:x="17.735cm" svg:y="10.137cm" svg:viewBox="0 0 1763 26" draw:points="0,26 1763,26 1763,0 0,0">
          <text:p/>
        </draw:polygon>
        <draw:polygon draw:style-name="gr6" draw:text-style-name="P7" draw:layer="layout" svg:width="0.025cm" svg:height="0.144cm" svg:x="19.498cm" svg:y="10.137cm" svg:viewBox="0 0 26 145" draw:points="0,145 26,145 26,0 0,0">
          <text:p/>
        </draw:polygon>
        <draw:polygon draw:style-name="gr6" draw:text-style-name="P7" draw:layer="layout" svg:width="0.026cm" svg:height="3.794cm" svg:x="0.829cm" svg:y="10.281cm" svg:viewBox="0 0 27 3795" draw:points="0,3795 27,3795 27,0 0,0">
          <text:p/>
        </draw:polygon>
        <draw:polygon draw:style-name="gr6" draw:text-style-name="P7" draw:layer="layout" svg:width="0.025cm" svg:height="3.794cm" svg:x="1.203cm" svg:y="10.281cm" svg:viewBox="0 0 26 3795" draw:points="0,3795 26,3795 26,0 0,0">
          <text:p/>
        </draw:polygon>
        <draw:polygon draw:style-name="gr6" draw:text-style-name="P7" draw:layer="layout" svg:width="0.026cm" svg:height="3.794cm" svg:x="15.711cm" svg:y="10.281cm" svg:viewBox="0 0 27 3795" draw:points="0,3795 27,3795 27,0 0,0">
          <text:p/>
        </draw:polygon>
        <draw:polygon draw:style-name="gr6" draw:text-style-name="P7" draw:layer="layout" svg:width="0.025cm" svg:height="3.794cm" svg:x="17.71cm" svg:y="10.281cm" svg:viewBox="0 0 26 3795" draw:points="0,3795 26,3795 26,0 0,0">
          <text:p/>
        </draw:polygon>
        <draw:polygon draw:style-name="gr6" draw:text-style-name="P7" draw:layer="layout" svg:width="0.025cm" svg:height="3.794cm" svg:x="19.498cm" svg:y="10.281cm" svg:viewBox="0 0 26 3795" draw:points="0,3795 26,3795 26,0 0,0">
          <text:p/>
        </draw:polygon>
        <draw:frame draw:style-name="gr4" draw:text-style-name="P5" draw:layer="layout" svg:width="0.355cm" svg:height="0.399cm" svg:x="18.617cm" svg:y="10.32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1.881cm" svg:height="0.399cm" svg:x="1.339cm" svg:y="14.262cm">
          <draw:text-box>
            <text:p text:style-name="P1"><text:span text:style-name="T6">bezieht ausgewählte sprachl. Auffälligkeiten und die Stilmittel mit ein; z.B. <text:s text:c="2"/></text:span></text:p>
          </draw:text-box>
        </draw:frame>
        <draw:frame draw:style-name="gr4" draw:text-style-name="P5" draw:layer="layout" svg:width="0.455cm" svg:height="0.399cm" svg:x="1.339cm" svg:y="14.719cm">
          <draw:text-box>
            <text:p text:style-name="P1"><text:span text:style-name="T6">… </text:span></text:p>
          </draw:text-box>
        </draw:frame>
        <draw:frame draw:style-name="gr4" draw:text-style-name="P5" draw:layer="layout" svg:width="0.355cm" svg:height="0.399cm" svg:x="1.339cm" svg:y="15.1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5.63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6.09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.339cm" svg:y="16.55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6.627cm" svg:y="14.262cm">
          <draw:text-box>
            <text:p text:style-name="P1"><text:span text:style-name="T6">6 </text:span></text:p>
          </draw:text-box>
        </draw:frame>
        <draw:polygon draw:style-name="gr6" draw:text-style-name="P7" draw:layer="layout" svg:width="0.026cm" svg:height="0.144cm" svg:x="0.829cm" svg:y="14.075cm" svg:viewBox="0 0 27 145" draw:points="0,145 27,145 27,0 0,0">
          <text:p/>
        </draw:polygon>
        <draw:polygon draw:style-name="gr6" draw:text-style-name="P7" draw:layer="layout" svg:width="0.025cm" svg:height="0.144cm" svg:x="1.203cm" svg:y="14.075cm" svg:viewBox="0 0 26 145" draw:points="0,145 26,145 26,0 0,0">
          <text:p/>
        </draw:polygon>
        <draw:polygon draw:style-name="gr6" draw:text-style-name="P7" draw:layer="layout" svg:width="14.483cm" svg:height="0.026cm" svg:x="1.228cm" svg:y="14.075cm" svg:viewBox="0 0 14484 27" draw:points="0,27 14484,27 14484,0 0,0">
          <text:p/>
        </draw:polygon>
        <draw:polygon draw:style-name="gr6" draw:text-style-name="P7" draw:layer="layout" svg:width="0.026cm" svg:height="0.144cm" svg:x="15.711cm" svg:y="14.075cm" svg:viewBox="0 0 27 145" draw:points="0,145 27,145 27,0 0,0">
          <text:p/>
        </draw:polygon>
        <draw:polygon draw:style-name="gr6" draw:text-style-name="P7" draw:layer="layout" svg:width="1.973cm" svg:height="0.026cm" svg:x="15.737cm" svg:y="14.075cm" svg:viewBox="0 0 1974 27" draw:points="0,27 1974,27 1974,0 0,0">
          <text:p/>
        </draw:polygon>
        <draw:polygon draw:style-name="gr6" draw:text-style-name="P7" draw:layer="layout" svg:width="0.025cm" svg:height="0.144cm" svg:x="17.71cm" svg:y="14.075cm" svg:viewBox="0 0 26 145" draw:points="0,145 26,145 26,0 0,0">
          <text:p/>
        </draw:polygon>
        <draw:polygon draw:style-name="gr6" draw:text-style-name="P7" draw:layer="layout" svg:width="1.762cm" svg:height="0.026cm" svg:x="17.735cm" svg:y="14.075cm" svg:viewBox="0 0 1763 27" draw:points="0,27 1763,27 1763,0 0,0">
          <text:p/>
        </draw:polygon>
        <draw:polygon draw:style-name="gr6" draw:text-style-name="P7" draw:layer="layout" svg:width="0.025cm" svg:height="0.144cm" svg:x="19.498cm" svg:y="14.075cm" svg:viewBox="0 0 26 145" draw:points="0,145 26,145 26,0 0,0">
          <text:p/>
        </draw:polygon>
        <draw:polygon draw:style-name="gr6" draw:text-style-name="P7" draw:layer="layout" svg:width="0.365cm" svg:height="0.118cm" svg:x="0.846cm" svg:y="16.972cm" svg:viewBox="0 0 366 119" draw:points="0,119 366,119 366,0 0,0">
          <text:p/>
        </draw:polygon>
        <draw:polygon draw:style-name="gr6" draw:text-style-name="P7" draw:layer="layout" svg:width="0.026cm" svg:height="2.871cm" svg:x="0.829cm" svg:y="14.219cm" svg:viewBox="0 0 27 2872" draw:points="0,2872 27,2872 27,0 0,0">
          <text:p/>
        </draw:polygon>
        <draw:polygon draw:style-name="gr6" draw:text-style-name="P7" draw:layer="layout" svg:width="0.025cm" svg:height="2.871cm" svg:x="1.203cm" svg:y="14.219cm" svg:viewBox="0 0 26 2872" draw:points="0,2872 26,2872 26,0 0,0">
          <text:p/>
        </draw:polygon>
        <draw:polygon draw:style-name="gr6" draw:text-style-name="P7" draw:layer="layout" svg:width="0.026cm" svg:height="2.871cm" svg:x="15.711cm" svg:y="14.219cm" svg:viewBox="0 0 27 2872" draw:points="0,2872 27,2872 27,0 0,0">
          <text:p/>
        </draw:polygon>
        <draw:polygon draw:style-name="gr6" draw:text-style-name="P7" draw:layer="layout" svg:width="0.025cm" svg:height="2.871cm" svg:x="17.71cm" svg:y="14.219cm" svg:viewBox="0 0 26 2872" draw:points="0,2872 26,2872 26,0 0,0">
          <text:p/>
        </draw:polygon>
        <draw:polygon draw:style-name="gr6" draw:text-style-name="P7" draw:layer="layout" svg:width="0.025cm" svg:height="2.871cm" svg:x="19.498cm" svg:y="14.219cm" svg:viewBox="0 0 26 2872" draw:points="0,2872 26,2872 26,0 0,0">
          <text:p/>
        </draw:polygon>
        <draw:polygon draw:style-name="gr6" draw:text-style-name="P7" draw:layer="layout" svg:width="0.348cm" svg:height="2.074cm" svg:x="0.855cm" svg:y="17.116cm" svg:viewBox="0 0 349 2075" draw:points="0,2075 349,2075 349,0 0,0">
          <text:p/>
        </draw:polygon>
        <draw:polygon draw:style-name="gr6" draw:text-style-name="P7" draw:layer="layout" svg:width="0.128cm" svg:height="0.466cm" svg:x="0.965cm" svg:y="17.234cm" svg:viewBox="0 0 129 467" draw:points="0,467 129,467 129,0 0,0">
          <text:p/>
        </draw:polygon>
        <draw:frame draw:style-name="gr4" draw:text-style-name="P5" draw:layer="layout" svg:width="0.355cm" svg:height="0.399cm" svg:x="18.617cm" svg:y="14.2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0.965cm" svg:y="17.27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3.633cm" svg:height="0.399cm" svg:x="1.339cm" svg:y="17.277cm">
          <draw:text-box>
            <text:p text:style-name="P1"><text:span text:style-name="T6">fasst auch diese Untersuchungsergebnisse im Schluss zusammen und formuliert eine </text:span></text:p>
          </draw:text-box>
        </draw:frame>
        <draw:frame draw:style-name="gr4" draw:text-style-name="P5" draw:layer="layout" svg:width="14.234cm" svg:height="0.399cm" svg:x="1.339cm" svg:y="17.743cm">
          <draw:text-box>
            <text:p text:style-name="P1"><text:span text:style-name="T6">plausible Deutung der gesamten Geschichte. geht dabei auf die Hypothese aus der Einlei-</text:span></text:p>
          </draw:text-box>
        </draw:frame>
        <draw:frame draw:style-name="gr4" draw:text-style-name="P5" draw:layer="layout" svg:width="1.564cm" svg:height="0.399cm" svg:x="1.339cm" svg:y="18.2cm">
          <draw:text-box>
            <text:p text:style-name="P1"><text:span text:style-name="T6">tung ein. <text:s/></text:span></text:p>
          </draw:text-box>
        </draw:frame>
        <draw:frame draw:style-name="gr4" draw:text-style-name="P5" draw:layer="layout" svg:width="0.355cm" svg:height="0.399cm" svg:x="1.339cm" svg:y="18.65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16.627cm" svg:y="17.277cm">
          <draw:text-box>
            <text:p text:style-name="P1"><text:span text:style-name="T6">6 </text:span></text:p>
          </draw:text-box>
        </draw:frame>
        <draw:polygon draw:style-name="gr6" draw:text-style-name="P7" draw:layer="layout" svg:width="0.026cm" svg:height="0.144cm" svg:x="0.829cm" svg:y="17.09cm" svg:viewBox="0 0 27 145" draw:points="0,145 27,145 27,0 0,0">
          <text:p/>
        </draw:polygon>
        <draw:polygon draw:style-name="gr10" draw:text-style-name="P11" draw:layer="layout" svg:width="0.348cm" svg:height="0.017cm" svg:x="0.855cm" svg:y="17.09cm" svg:viewBox="0 0 349 18" draw:points="0,18 349,18 349,0 0,0">
          <text:p/>
        </draw:polygon>
        <draw:polygon draw:style-name="gr6" draw:text-style-name="P7" draw:layer="layout" svg:width="0.348cm" svg:height="0.127cm" svg:x="0.855cm" svg:y="17.107cm" svg:viewBox="0 0 349 128" draw:points="0,128 349,128 349,0 0,0">
          <text:p/>
        </draw:polygon>
        <draw:polygon draw:style-name="gr6" draw:text-style-name="P7" draw:layer="layout" svg:width="0.025cm" svg:height="0.144cm" svg:x="1.203cm" svg:y="17.09cm" svg:viewBox="0 0 26 145" draw:points="0,145 26,145 26,0 0,0">
          <text:p/>
        </draw:polygon>
        <draw:polygon draw:style-name="gr6" draw:text-style-name="P7" draw:layer="layout" svg:width="14.483cm" svg:height="0.026cm" svg:x="1.228cm" svg:y="17.09cm" svg:viewBox="0 0 14484 27" draw:points="0,27 14484,27 14484,0 0,0">
          <text:p/>
        </draw:polygon>
        <draw:polygon draw:style-name="gr6" draw:text-style-name="P7" draw:layer="layout" svg:width="0.026cm" svg:height="0.144cm" svg:x="15.711cm" svg:y="17.09cm" svg:viewBox="0 0 27 145" draw:points="0,145 27,145 27,0 0,0">
          <text:p/>
        </draw:polygon>
        <draw:polygon draw:style-name="gr6" draw:text-style-name="P7" draw:layer="layout" svg:width="1.973cm" svg:height="0.026cm" svg:x="15.737cm" svg:y="17.09cm" svg:viewBox="0 0 1974 27" draw:points="0,27 1974,27 1974,0 0,0">
          <text:p/>
        </draw:polygon>
        <draw:polygon draw:style-name="gr6" draw:text-style-name="P7" draw:layer="layout" svg:width="0.025cm" svg:height="0.144cm" svg:x="17.71cm" svg:y="17.09cm" svg:viewBox="0 0 26 145" draw:points="0,145 26,145 26,0 0,0">
          <text:p/>
        </draw:polygon>
        <draw:polygon draw:style-name="gr6" draw:text-style-name="P7" draw:layer="layout" svg:width="1.762cm" svg:height="0.026cm" svg:x="17.735cm" svg:y="17.09cm" svg:viewBox="0 0 1763 27" draw:points="0,27 1763,27 1763,0 0,0">
          <text:p/>
        </draw:polygon>
        <draw:polygon draw:style-name="gr6" draw:text-style-name="P7" draw:layer="layout" svg:width="0.025cm" svg:height="0.144cm" svg:x="19.498cm" svg:y="17.09cm" svg:viewBox="0 0 26 145" draw:points="0,145 26,145 26,0 0,0">
          <text:p/>
        </draw:polygon>
        <draw:polygon draw:style-name="gr6" draw:text-style-name="P7" draw:layer="layout" svg:width="0.365cm" svg:height="0.119cm" svg:x="0.846cm" svg:y="19.071cm" svg:viewBox="0 0 366 120" draw:points="0,120 366,120 366,0 0,0">
          <text:p/>
        </draw:polygon>
        <draw:polygon draw:style-name="gr6" draw:text-style-name="P7" draw:layer="layout" svg:width="0.026cm" svg:height="1.956cm" svg:x="0.829cm" svg:y="17.234cm" svg:viewBox="0 0 27 1957" draw:points="0,1957 27,1957 27,0 0,0">
          <text:p/>
        </draw:polygon>
        <draw:polygon draw:style-name="gr6" draw:text-style-name="P7" draw:layer="layout" svg:width="0.025cm" svg:height="1.956cm" svg:x="1.203cm" svg:y="17.234cm" svg:viewBox="0 0 26 1957" draw:points="0,1957 26,1957 26,0 0,0">
          <text:p/>
        </draw:polygon>
        <draw:polygon draw:style-name="gr6" draw:text-style-name="P7" draw:layer="layout" svg:width="0.026cm" svg:height="1.956cm" svg:x="15.711cm" svg:y="17.234cm" svg:viewBox="0 0 27 1957" draw:points="0,1957 27,1957 27,0 0,0">
          <text:p/>
        </draw:polygon>
        <draw:polygon draw:style-name="gr6" draw:text-style-name="P7" draw:layer="layout" svg:width="0.025cm" svg:height="1.956cm" svg:x="17.71cm" svg:y="17.234cm" svg:viewBox="0 0 26 1957" draw:points="0,1957 26,1957 26,0 0,0">
          <text:p/>
        </draw:polygon>
        <draw:polygon draw:style-name="gr6" draw:text-style-name="P7" draw:layer="layout" svg:width="0.025cm" svg:height="1.956cm" svg:x="19.498cm" svg:y="17.234cm" svg:viewBox="0 0 26 1957" draw:points="0,1957 26,1957 26,0 0,0">
          <text:p/>
        </draw:polygon>
        <draw:polygon draw:style-name="gr6" draw:text-style-name="P7" draw:layer="layout" svg:width="0.348cm" svg:height="0.694cm" svg:x="0.855cm" svg:y="19.224cm" svg:viewBox="0 0 349 695" draw:points="0,695 349,695 349,0 0,0">
          <text:p/>
        </draw:polygon>
        <draw:polygon draw:style-name="gr6" draw:text-style-name="P7" draw:layer="layout" svg:width="0.128cm" svg:height="0.458cm" svg:x="0.965cm" svg:y="19.342cm" svg:viewBox="0 0 129 459" draw:points="0,459 129,459 129,0 0,0">
          <text:p/>
        </draw:polygon>
        <draw:frame draw:style-name="gr4" draw:text-style-name="P5" draw:layer="layout" svg:width="0.355cm" svg:height="0.399cm" svg:x="18.617cm" svg:y="17.27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9cm" svg:x="0.965cm" svg:y="19.3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987cm" svg:height="0.399cm" svg:x="1.339cm" svg:y="19.385cm">
          <draw:text-box>
            <text:p text:style-name="P1"><text:span text:style-name="T3">Zu erreichende Gesamtpunktzahl (Inhalt) </text:span></text:p>
          </draw:text-box>
        </draw:frame>
        <draw:frame draw:style-name="gr4" draw:text-style-name="P5" draw:layer="layout" svg:width="0.497cm" svg:height="0.399cm" svg:x="16.534cm" svg:y="19.385cm">
          <draw:text-box>
            <text:p text:style-name="P1"><text:span text:style-name="T3">32 </text:span></text:p>
          </draw:text-box>
        </draw:frame>
        <draw:polygon draw:style-name="gr6" draw:text-style-name="P7" draw:layer="layout" svg:width="0.026cm" svg:height="0.144cm" svg:x="0.829cm" svg:y="19.19cm" svg:viewBox="0 0 27 145" draw:points="0,145 27,145 27,0 0,0">
          <text:p/>
        </draw:polygon>
        <draw:polygon draw:style-name="gr8" draw:text-style-name="P9" draw:layer="layout" svg:width="0.348cm" svg:height="0.025cm" svg:x="0.855cm" svg:y="19.19cm" svg:viewBox="0 0 349 26" draw:points="0,26 349,26 349,0 0,0">
          <text:p/>
        </draw:polygon>
        <draw:polygon draw:style-name="gr6" draw:text-style-name="P7" draw:layer="layout" svg:width="0.348cm" svg:height="0.119cm" svg:x="0.855cm" svg:y="19.215cm" svg:viewBox="0 0 349 120" draw:points="0,120 349,120 349,0 0,0">
          <text:p/>
        </draw:polygon>
        <draw:polygon draw:style-name="gr6" draw:text-style-name="P7" draw:layer="layout" svg:width="0.025cm" svg:height="0.144cm" svg:x="1.203cm" svg:y="19.19cm" svg:viewBox="0 0 26 145" draw:points="0,145 26,145 26,0 0,0">
          <text:p/>
        </draw:polygon>
        <draw:polygon draw:style-name="gr6" draw:text-style-name="P7" draw:layer="layout" svg:width="14.483cm" svg:height="0.025cm" svg:x="1.228cm" svg:y="19.19cm" svg:viewBox="0 0 14484 26" draw:points="0,26 14484,26 14484,0 0,0">
          <text:p/>
        </draw:polygon>
        <draw:polygon draw:style-name="gr6" draw:text-style-name="P7" draw:layer="layout" svg:width="0.026cm" svg:height="0.144cm" svg:x="15.711cm" svg:y="19.19cm" svg:viewBox="0 0 27 145" draw:points="0,145 27,145 27,0 0,0">
          <text:p/>
        </draw:polygon>
        <draw:polygon draw:style-name="gr6" draw:text-style-name="P7" draw:layer="layout" svg:width="1.973cm" svg:height="0.025cm" svg:x="15.737cm" svg:y="19.19cm" svg:viewBox="0 0 1974 26" draw:points="0,26 1974,26 1974,0 0,0">
          <text:p/>
        </draw:polygon>
        <draw:polygon draw:style-name="gr6" draw:text-style-name="P7" draw:layer="layout" svg:width="0.025cm" svg:height="0.144cm" svg:x="17.71cm" svg:y="19.19cm" svg:viewBox="0 0 26 145" draw:points="0,145 26,145 26,0 0,0">
          <text:p/>
        </draw:polygon>
        <draw:polygon draw:style-name="gr6" draw:text-style-name="P7" draw:layer="layout" svg:width="1.762cm" svg:height="0.025cm" svg:x="17.735cm" svg:y="19.19cm" svg:viewBox="0 0 1763 26" draw:points="0,26 1763,26 1763,0 0,0">
          <text:p/>
        </draw:polygon>
        <draw:polygon draw:style-name="gr6" draw:text-style-name="P7" draw:layer="layout" svg:width="0.025cm" svg:height="0.144cm" svg:x="19.498cm" svg:y="19.19cm" svg:viewBox="0 0 26 145" draw:points="0,145 26,145 26,0 0,0">
          <text:p/>
        </draw:polygon>
        <draw:polygon draw:style-name="gr6" draw:text-style-name="P7" draw:layer="layout" svg:width="0.365cm" svg:height="0.118cm" svg:x="0.846cm" svg:y="19.8cm" svg:viewBox="0 0 366 119" draw:points="0,119 366,119 366,0 0,0">
          <text:p/>
        </draw:polygon>
        <draw:polygon draw:style-name="gr6" draw:text-style-name="P7" draw:layer="layout" svg:width="0.026cm" svg:height="0.584cm" svg:x="0.829cm" svg:y="19.334cm" svg:viewBox="0 0 27 585" draw:points="0,585 27,585 27,0 0,0">
          <text:p/>
        </draw:polygon>
        <draw:polygon draw:style-name="gr6" draw:text-style-name="P7" draw:layer="layout" svg:width="0.026cm" svg:height="0.025cm" svg:x="0.829cm" svg:y="19.918cm" svg:viewBox="0 0 27 26" draw:points="0,26 27,26 27,0 0,0">
          <text:p/>
        </draw:polygon>
        <draw:polygon draw:style-name="gr6" draw:text-style-name="P7" draw:layer="layout" svg:width="0.026cm" svg:height="0.025cm" svg:x="0.829cm" svg:y="19.918cm" svg:viewBox="0 0 27 26" draw:points="0,26 27,26 27,0 0,0">
          <text:p/>
        </draw:polygon>
        <draw:polygon draw:style-name="gr6" draw:text-style-name="P7" draw:layer="layout" svg:width="0.348cm" svg:height="0.025cm" svg:x="0.855cm" svg:y="19.918cm" svg:viewBox="0 0 349 26" draw:points="0,26 349,26 349,0 0,0">
          <text:p/>
        </draw:polygon>
        <draw:polygon draw:style-name="gr6" draw:text-style-name="P7" draw:layer="layout" svg:width="0.025cm" svg:height="0.584cm" svg:x="1.203cm" svg:y="19.334cm" svg:viewBox="0 0 26 585" draw:points="0,585 26,585 26,0 0,0">
          <text:p/>
        </draw:polygon>
        <draw:polygon draw:style-name="gr6" draw:text-style-name="P7" draw:layer="layout" svg:width="0.025cm" svg:height="0.025cm" svg:x="1.203cm" svg:y="19.918cm" svg:viewBox="0 0 26 26" draw:points="0,26 26,26 26,0 0,0">
          <text:p/>
        </draw:polygon>
        <draw:polygon draw:style-name="gr6" draw:text-style-name="P7" draw:layer="layout" svg:width="14.483cm" svg:height="0.025cm" svg:x="1.228cm" svg:y="19.918cm" svg:viewBox="0 0 14484 26" draw:points="0,26 14484,26 14484,0 0,0">
          <text:p/>
        </draw:polygon>
        <draw:polygon draw:style-name="gr6" draw:text-style-name="P7" draw:layer="layout" svg:width="0.026cm" svg:height="0.584cm" svg:x="15.711cm" svg:y="19.334cm" svg:viewBox="0 0 27 585" draw:points="0,585 27,585 27,0 0,0">
          <text:p/>
        </draw:polygon>
        <draw:polygon draw:style-name="gr6" draw:text-style-name="P7" draw:layer="layout" svg:width="0.026cm" svg:height="0.025cm" svg:x="15.711cm" svg:y="19.918cm" svg:viewBox="0 0 27 26" draw:points="0,26 27,26 27,0 0,0">
          <text:p/>
        </draw:polygon>
        <draw:polygon draw:style-name="gr6" draw:text-style-name="P7" draw:layer="layout" svg:width="1.973cm" svg:height="0.025cm" svg:x="15.737cm" svg:y="19.918cm" svg:viewBox="0 0 1974 26" draw:points="0,26 1974,26 1974,0 0,0">
          <text:p/>
        </draw:polygon>
        <draw:polygon draw:style-name="gr6" draw:text-style-name="P7" draw:layer="layout" svg:width="0.025cm" svg:height="0.584cm" svg:x="17.71cm" svg:y="19.334cm" svg:viewBox="0 0 26 585" draw:points="0,585 26,585 26,0 0,0">
          <text:p/>
        </draw:polygon>
        <draw:polygon draw:style-name="gr6" draw:text-style-name="P7" draw:layer="layout" svg:width="0.025cm" svg:height="0.025cm" svg:x="17.71cm" svg:y="19.918cm" svg:viewBox="0 0 26 26" draw:points="0,26 26,26 26,0 0,0">
          <text:p/>
        </draw:polygon>
        <draw:polygon draw:style-name="gr6" draw:text-style-name="P7" draw:layer="layout" svg:width="1.762cm" svg:height="0.025cm" svg:x="17.735cm" svg:y="19.918cm" svg:viewBox="0 0 1763 26" draw:points="0,26 1763,26 1763,0 0,0">
          <text:p/>
        </draw:polygon>
        <draw:polygon draw:style-name="gr6" draw:text-style-name="P7" draw:layer="layout" svg:width="0.025cm" svg:height="0.584cm" svg:x="19.498cm" svg:y="19.334cm" svg:viewBox="0 0 26 585" draw:points="0,585 26,585 26,0 0,0">
          <text:p/>
        </draw:polygon>
        <draw:polygon draw:style-name="gr6" draw:text-style-name="P7" draw:layer="layout" svg:width="0.025cm" svg:height="0.025cm" svg:x="19.498cm" svg:y="19.918cm" svg:viewBox="0 0 26 26" draw:points="0,26 26,26 26,0 0,0">
          <text:p/>
        </draw:polygon>
        <draw:polygon draw:style-name="gr6" draw:text-style-name="P7" draw:layer="layout" svg:width="0.025cm" svg:height="0.025cm" svg:x="19.498cm" svg:y="19.918cm" svg:viewBox="0 0 26 26" draw:points="0,26 26,26 26,0 0,0">
          <text:p/>
        </draw:polygon>
        <draw:frame draw:style-name="gr4" draw:text-style-name="P5" draw:layer="layout" svg:width="0.355cm" svg:height="0.399cm" svg:x="18.617cm" svg:y="19.385cm">
          <draw:text-box>
            <text:p text:style-name="P1"><text:span text:style-name="T3"><text:s/></text:span></text:p>
          </draw:text-box>
        </draw:frame>
        <draw:frame draw:style-name="gr11" draw:text-style-name="P12" draw:layer="layout" svg:width="1.587cm" svg:height="0.953cm" svg:x="17.845cm" svg:y="4.192cm">
          <draw:text-box>
            <text:p>1</text:p>
          </draw:text-box>
        </draw:frame>
        <draw:frame draw:style-name="gr12" draw:text-style-name="P12" draw:layer="layout" svg:width="1.27cm" svg:height="1.27cm" svg:x="17.845cm" svg:y="5.78cm">
          <draw:text-box>
            <text:p>2,5</text:p>
          </draw:text-box>
        </draw:frame>
        <draw:frame draw:style-name="gr12" draw:text-style-name="P12" draw:layer="layout" svg:width="1.587cm" svg:height="1.27cm" svg:x="17.845cm" svg:y="7.685cm">
          <draw:text-box>
            <text:p>4,5</text:p>
          </draw:text-box>
        </draw:frame>
        <draw:frame draw:style-name="gr12" draw:text-style-name="P12" draw:layer="layout" svg:width="1.587cm" svg:height="1.27cm" svg:x="17.845cm" svg:y="10.86cm">
          <draw:text-box>
            <text:p>4</text:p>
          </draw:text-box>
        </draw:frame>
        <draw:frame draw:style-name="gr13" draw:text-style-name="P12" draw:layer="layout" svg:width="1.587cm" svg:height="0.952cm" svg:x="17.845cm" svg:y="14.67cm">
          <draw:text-box>
            <text:p>3,5</text:p>
          </draw:text-box>
        </draw:frame>
        <draw:frame draw:style-name="gr11" draw:text-style-name="P12" draw:layer="layout" svg:width="1.587cm" svg:height="0.953cm" svg:x="17.845cm" svg:y="17.527cm">
          <draw:text-box>
            <text:p>4,5</text:p>
          </draw:text-box>
        </draw:frame>
        <draw:frame draw:style-name="gr14" draw:text-style-name="P12" draw:layer="layout" svg:width="1.587cm" svg:height="2.809cm" svg:x="17.845cm" svg:y="19.115cm">
          <draw:text-box>
            <text:p>20,5------</text:p>
          </draw:text-box>
        </draw:frame>
        <draw:frame draw:style-name="gr15" draw:text-style-name="P12" draw:layer="layout" svg:width="1.819cm" svg:height="0.937cm" svg:x="17.694cm" svg:y="23.184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9T11:01:24.931441138</dc:date>
    <meta:editing-duration>PT21M1S</meta:editing-duration>
    <meta:editing-cycles>1</meta:editing-cycles>
    <meta:document-statistic meta:object-count="409"/>
    <meta:generator>LibreOffice/7.4.1.2$Linux_X86_64 LibreOffice_project/40$Build-2</meta:generator>
  </office:meta>
</office:document-meta>
</file>